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1"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2911ea" officeooo:paragraph-rsid="002911ea"/>
    </style:style>
    <style:style style:name="P2" style:family="paragraph" style:parent-style-name="Standard">
      <style:text-properties officeooo:rsid="001e967a" officeooo:paragraph-rsid="001e967a"/>
    </style:style>
    <style:style style:name="P3" style:family="paragraph" style:parent-style-name="Standard">
      <style:text-properties officeooo:rsid="002c9439" officeooo:paragraph-rsid="002c9439"/>
    </style:style>
    <style:style style:name="P4" style:family="paragraph" style:parent-style-name="Standard">
      <style:text-properties officeooo:rsid="002c9439" officeooo:paragraph-rsid="003cb1af"/>
    </style:style>
    <style:style style:name="P5" style:family="paragraph" style:parent-style-name="Standard">
      <style:text-properties fo:font-style="normal" officeooo:rsid="002c9439" officeooo:paragraph-rsid="002c9439" style:font-style-asian="normal" style:font-style-complex="normal"/>
    </style:style>
    <style:style style:name="P6" style:family="paragraph" style:parent-style-name="Standard">
      <style:text-properties fo:font-style="normal" officeooo:rsid="002dab6f" officeooo:paragraph-rsid="002dab6f" style:font-style-asian="normal" style:font-style-complex="normal"/>
    </style:style>
    <style:style style:name="P7" style:family="paragraph" style:parent-style-name="Standard">
      <style:text-properties fo:font-style="normal" officeooo:rsid="002dab6f" officeooo:paragraph-rsid="002c9439" style:font-style-asian="normal" style:font-style-complex="normal"/>
    </style:style>
    <style:style style:name="P8" style:family="paragraph" style:parent-style-name="Standard">
      <style:text-properties fo:font-style="normal" officeooo:rsid="002e5029" officeooo:paragraph-rsid="002e5029" style:font-style-asian="normal" style:font-style-complex="normal"/>
    </style:style>
    <style:style style:name="P9" style:family="paragraph" style:parent-style-name="Standard">
      <style:text-properties fo:font-style="normal" officeooo:rsid="003a3fb0" officeooo:paragraph-rsid="003a3fb0" style:font-style-asian="normal" style:font-style-complex="normal"/>
    </style:style>
    <style:style style:name="P10" style:family="paragraph" style:parent-style-name="Standard">
      <style:text-properties fo:font-style="normal" officeooo:rsid="003abf04" officeooo:paragraph-rsid="003abf04" style:font-style-asian="normal" style:font-style-complex="normal"/>
    </style:style>
    <style:style style:name="P11" style:family="paragraph" style:parent-style-name="Standard">
      <style:text-properties fo:font-style="normal" officeooo:rsid="003cb1af" officeooo:paragraph-rsid="003cb1af" style:font-style-asian="normal" style:font-style-complex="normal"/>
    </style:style>
    <style:style style:name="P12" style:family="paragraph" style:parent-style-name="Standard">
      <style:text-properties fo:font-style="normal" officeooo:rsid="003cb1af" officeooo:paragraph-rsid="003e1ea8" style:font-style-asian="normal" style:font-style-complex="normal"/>
    </style:style>
    <style:style style:name="P13" style:family="paragraph" style:parent-style-name="Standard">
      <style:text-properties fo:font-style="normal" officeooo:rsid="003e1ea8" officeooo:paragraph-rsid="003e1ea8" style:font-style-asian="normal" style:font-style-complex="normal"/>
    </style:style>
    <style:style style:name="P14" style:family="paragraph" style:parent-style-name="Standard">
      <style:text-properties fo:font-size="14pt" fo:font-style="normal" fo:font-weight="bold" officeooo:rsid="00342f5d" officeooo:paragraph-rsid="00342f5d" style:font-size-asian="14pt" style:font-style-asian="normal" style:font-weight-asian="bold" style:font-size-complex="14pt" style:font-style-complex="normal" style:font-weight-complex="bold"/>
    </style:style>
    <style:style style:name="P15" style:family="paragraph" style:parent-style-name="Standard">
      <style:text-properties fo:font-size="14pt" fo:font-style="normal" fo:font-weight="bold" officeooo:rsid="00342f5d" officeooo:paragraph-rsid="0037a55d" style:font-size-asian="14pt" style:font-style-asian="normal" style:font-weight-asian="bold" style:font-size-complex="14pt" style:font-style-complex="normal" style:font-weight-complex="bold"/>
    </style:style>
    <style:style style:name="P16" style:family="paragraph" style:parent-style-name="Standard">
      <style:text-properties fo:font-size="14pt" fo:font-style="normal" fo:font-weight="bold" officeooo:rsid="00342f5d" officeooo:paragraph-rsid="003836e7" style:font-size-asian="14pt" style:font-style-asian="normal" style:font-weight-asian="bold" style:font-size-complex="14pt" style:font-style-complex="normal" style:font-weight-complex="bold"/>
    </style:style>
    <style:style style:name="P17" style:family="paragraph" style:parent-style-name="Standard">
      <style:text-properties fo:font-size="14pt" fo:font-style="normal" fo:font-weight="bold" officeooo:rsid="003a3fb0" officeooo:paragraph-rsid="003a3fb0" style:font-size-asian="14pt" style:font-style-asian="normal" style:font-weight-asian="bold" style:font-size-complex="14pt" style:font-style-complex="normal" style:font-weight-complex="bold"/>
    </style:style>
    <style:style style:name="P18" style:family="paragraph" style:parent-style-name="Standard">
      <style:text-properties fo:font-size="14pt" fo:font-style="normal" fo:font-weight="bold" officeooo:rsid="003abf04" officeooo:paragraph-rsid="003abf04" style:font-size-asian="14pt" style:font-style-asian="normal" style:font-weight-asian="bold" style:font-size-complex="14pt" style:font-style-complex="normal" style:font-weight-complex="bold"/>
    </style:style>
    <style:style style:name="P19" style:family="paragraph" style:parent-style-name="Standard">
      <style:text-properties fo:font-size="14pt" fo:font-style="normal" fo:font-weight="bold" officeooo:rsid="003cb1af" officeooo:paragraph-rsid="003cb1af" style:font-size-asian="14pt" style:font-style-asian="normal" style:font-weight-asian="bold" style:font-size-complex="14pt" style:font-style-complex="normal" style:font-weight-complex="bold"/>
    </style:style>
    <style:style style:name="P20" style:family="paragraph" style:parent-style-name="Standard">
      <style:paragraph-properties fo:text-align="center" style:justify-single-word="false"/>
      <style:text-properties fo:font-size="14pt" officeooo:rsid="00342f5d" officeooo:paragraph-rsid="00342f5d" style:font-size-asian="14pt" style:font-size-complex="14pt"/>
    </style:style>
    <style:style style:name="P21" style:family="paragraph" style:parent-style-name="Standard">
      <style:text-properties fo:font-size="14pt" fo:font-weight="bold" officeooo:rsid="003a3fb0" officeooo:paragraph-rsid="003a3fb0"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6pt" officeooo:rsid="001e967a" officeooo:paragraph-rsid="001e967a" style:font-size-asian="16pt" style:font-size-complex="16pt"/>
    </style:style>
    <style:style style:name="P23" style:family="paragraph" style:parent-style-name="Standard">
      <style:text-properties fo:font-size="12pt" fo:font-style="normal" fo:font-weight="bold" officeooo:rsid="00342f5d" officeooo:paragraph-rsid="0037a55d" style:font-size-asian="12pt" style:font-style-asian="normal" style:font-weight-asian="bold" style:font-size-complex="12pt" style:font-style-complex="normal" style:font-weight-complex="bold"/>
    </style:style>
    <style:style style:name="P24" style:family="paragraph" style:parent-style-name="Standard">
      <style:text-properties fo:font-size="12pt" fo:font-style="normal" fo:font-weight="bold" officeooo:rsid="003a3fb0" officeooo:paragraph-rsid="003a3fb0" style:font-size-asian="12pt" style:font-style-asian="normal" style:font-weight-asian="bold" style:font-size-complex="12pt" style:font-style-complex="normal" style:font-weight-complex="bold"/>
    </style:style>
    <style:style style:name="P25" style:family="paragraph" style:parent-style-name="Standard">
      <style:text-properties fo:font-size="12pt" fo:font-style="normal" fo:font-weight="normal" officeooo:rsid="00342f5d" officeooo:paragraph-rsid="00342f5d" style:font-size-asian="12pt" style:font-style-asian="normal" style:font-weight-asian="normal" style:font-size-complex="12pt" style:font-style-complex="normal" style:font-weight-complex="normal"/>
    </style:style>
    <style:style style:name="P26" style:family="paragraph" style:parent-style-name="Standard">
      <style:text-properties fo:font-size="12pt" fo:font-style="normal" fo:font-weight="normal" officeooo:rsid="00342f5d" officeooo:paragraph-rsid="003583c0" style:font-size-asian="12pt" style:font-style-asian="normal" style:font-weight-asian="normal" style:font-size-complex="12pt" style:font-style-complex="normal" style:font-weight-complex="normal"/>
    </style:style>
    <style:style style:name="P27" style:family="paragraph" style:parent-style-name="Standard">
      <style:text-properties fo:font-size="12pt" fo:font-style="normal" fo:font-weight="normal" officeooo:rsid="00342f5d" officeooo:paragraph-rsid="0037a55d" style:font-size-asian="12pt" style:font-style-asian="normal" style:font-weight-asian="normal" style:font-size-complex="12pt" style:font-style-complex="normal" style:font-weight-complex="normal"/>
    </style:style>
    <style:style style:name="P28" style:family="paragraph" style:parent-style-name="Standard">
      <style:text-properties fo:font-size="12pt" fo:font-style="normal" fo:font-weight="normal" officeooo:rsid="00342f5d" officeooo:paragraph-rsid="003836e7" style:font-size-asian="12pt" style:font-style-asian="normal" style:font-weight-asian="normal" style:font-size-complex="12pt" style:font-style-complex="normal" style:font-weight-complex="normal"/>
    </style:style>
    <style:style style:name="P29" style:family="paragraph" style:parent-style-name="Standard">
      <style:text-properties fo:font-size="12pt" fo:font-style="normal" fo:font-weight="normal" officeooo:rsid="00342f5d" officeooo:paragraph-rsid="003a180e" style:font-size-asian="12pt" style:font-style-asian="normal" style:font-weight-asian="normal" style:font-size-complex="12pt" style:font-style-complex="normal" style:font-weight-complex="normal"/>
    </style:style>
    <style:style style:name="P30" style:family="paragraph" style:parent-style-name="Standard">
      <style:text-properties fo:font-size="12pt" fo:font-style="normal" fo:font-weight="normal" officeooo:rsid="003836e7" officeooo:paragraph-rsid="003836e7" style:font-size-asian="12pt" style:font-style-asian="normal" style:font-weight-asian="normal" style:font-size-complex="12pt" style:font-style-complex="normal" style:font-weight-complex="normal"/>
    </style:style>
    <style:style style:name="P31" style:family="paragraph" style:parent-style-name="Standard">
      <style:text-properties fo:font-size="12pt" fo:font-style="normal" fo:font-weight="normal" officeooo:rsid="003a180e" officeooo:paragraph-rsid="003a180e" style:font-size-asian="12pt" style:font-style-asian="normal" style:font-weight-asian="normal" style:font-size-complex="12pt" style:font-style-complex="normal" style:font-weight-complex="normal"/>
    </style:style>
    <style:style style:name="P32" style:family="paragraph" style:parent-style-name="Standard">
      <style:text-properties fo:font-size="12pt" fo:font-style="normal" fo:font-weight="normal" officeooo:rsid="003a3fb0" officeooo:paragraph-rsid="003a3fb0" style:font-size-asian="12pt" style:font-style-asian="normal" style:font-weight-asian="normal" style:font-size-complex="12pt" style:font-style-complex="normal" style:font-weight-complex="normal"/>
    </style:style>
    <style:style style:name="P33" style:family="paragraph" style:parent-style-name="Standard">
      <style:text-properties fo:font-size="12pt" fo:font-style="normal" fo:font-weight="normal" officeooo:rsid="003abf04" officeooo:paragraph-rsid="003abf04" style:font-size-asian="12pt" style:font-style-asian="normal" style:font-weight-asian="normal" style:font-size-complex="12pt" style:font-style-complex="normal" style:font-weight-complex="normal"/>
    </style:style>
    <style:style style:name="P34" style:family="paragraph" style:parent-style-name="Standard">
      <style:text-properties fo:font-size="12pt" fo:font-style="normal" fo:font-weight="normal" officeooo:rsid="00342f5d" officeooo:paragraph-rsid="00342f5d" style:font-size-asian="10.5pt" style:font-style-asian="normal" style:font-weight-asian="normal" style:font-size-complex="12pt" style:font-style-complex="normal" style:font-weight-complex="normal"/>
    </style:style>
    <style:style style:name="P35" style:family="paragraph" style:parent-style-name="Standard">
      <style:text-properties fo:font-size="12pt" fo:font-style="normal" officeooo:rsid="002dab6f" officeooo:paragraph-rsid="002dab6f" style:font-size-asian="12pt" style:font-style-asian="normal" style:font-size-complex="12pt" style:font-style-complex="normal"/>
    </style:style>
    <style:style style:name="P36" style:family="paragraph" style:parent-style-name="Standard">
      <style:paragraph-properties fo:break-before="page"/>
      <style:text-properties fo:font-style="normal" officeooo:rsid="003abf04" officeooo:paragraph-rsid="003abf04" style:font-style-asian="normal" style:font-style-complex="normal"/>
    </style:style>
    <style:style style:name="P37" style:family="paragraph" style:parent-style-name="Standard">
      <style:text-properties fo:font-style="normal" fo:font-weight="normal" officeooo:rsid="00342f5d" officeooo:paragraph-rsid="00342f5d" style:font-style-asian="normal" style:font-weight-asian="normal" style:font-style-complex="normal" style:font-weight-complex="normal"/>
    </style:style>
    <style:style style:name="P38" style:family="paragraph" style:parent-style-name="Standard">
      <style:text-properties fo:font-style="normal" officeooo:rsid="003a3fb0" officeooo:paragraph-rsid="003a3fb0" style:font-style-asian="normal" style:font-style-complex="normal"/>
    </style:style>
    <style:style style:name="P39" style:family="paragraph" style:parent-style-name="Standard">
      <style:text-properties fo:font-style="normal" officeooo:rsid="003e1ea8" officeooo:paragraph-rsid="00407a15" style:font-style-asian="normal" style:font-style-complex="normal"/>
    </style:style>
    <style:style style:name="P40" style:family="paragraph" style:parent-style-name="Standard">
      <style:text-properties fo:font-style="normal" officeooo:rsid="003e1ea8" officeooo:paragraph-rsid="0040a0d3" style:font-style-asian="normal" style:font-style-complex="normal"/>
    </style:style>
    <style:style style:name="P41" style:family="paragraph" style:parent-style-name="Standard">
      <style:text-properties fo:font-style="normal" officeooo:rsid="003e1ea8" officeooo:paragraph-rsid="003e1ea8" style:font-style-asian="normal" style:font-style-complex="normal"/>
    </style:style>
    <style:style style:name="P42" style:family="paragraph" style:parent-style-name="Standard">
      <style:text-properties fo:font-style="normal" fo:font-weight="bold" officeooo:rsid="003e1ea8" officeooo:paragraph-rsid="003e1ea8" style:font-style-asian="normal" style:font-weight-asian="bold" style:font-style-complex="normal" style:font-weight-complex="bold"/>
    </style:style>
    <style:style style:name="P43" style:family="paragraph" style:parent-style-name="Standard">
      <style:text-properties fo:font-style="normal" fo:font-weight="bold" officeooo:rsid="003e1ea8" officeooo:paragraph-rsid="0040a0d3" style:font-style-asian="normal" style:font-weight-asian="bold" style:font-style-complex="normal" style:font-weight-complex="bold"/>
    </style:style>
    <style:style style:name="T1" style:family="text">
      <style:text-properties officeooo:rsid="00342f5d"/>
    </style:style>
    <style:style style:name="T2" style:family="text">
      <style:text-properties fo:font-weight="bold" style:font-weight-asian="bold" style:font-weight-complex="bold"/>
    </style:style>
    <style:style style:name="T3" style:family="text">
      <style:text-properties fo:font-weight="bold" officeooo:rsid="002911ea" style:font-weight-asian="bold" style:font-weight-complex="bold"/>
    </style:style>
    <style:style style:name="T4" style:family="text">
      <style:text-properties fo:font-weight="bold" officeooo:rsid="00342f5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342f5d" style:font-style-asian="italic" style:font-style-complex="italic"/>
    </style:style>
    <style:style style:name="T7" style:family="text">
      <style:text-properties fo:font-style="italic" officeooo:rsid="003cb1af"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342f5d" style:font-style-asian="normal" style:font-style-complex="normal"/>
    </style:style>
    <style:style style:name="T10" style:family="text">
      <style:text-properties fo:font-style="normal" officeooo:rsid="003cb1af"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bold" officeooo:rsid="00342f5d" style:font-style-asian="normal" style:font-weight-asian="bold" style:font-style-complex="normal" style:font-weight-complex="bold"/>
    </style:style>
    <style:style style:name="T13" style:family="text">
      <style:text-properties fo:font-style="normal" fo:font-weight="bold" officeooo:rsid="003cb1af" style:font-style-asian="normal" style:font-weight-asian="bold" style:font-style-complex="normal" style:font-weight-complex="bold"/>
    </style:style>
    <style:style style:name="T14" style:family="text">
      <style:text-properties fo:font-style="normal" fo:font-weight="normal" officeooo:rsid="00342f5d" style:font-style-asian="normal" style:font-weight-asian="normal" style:font-style-complex="normal" style:font-weight-complex="normal"/>
    </style:style>
    <style:style style:name="T15" style:family="text">
      <style:text-properties fo:font-style="normal" fo:font-weight="normal" officeooo:rsid="003cb1af" style:font-style-asian="normal" style:font-weight-asian="normal" style:font-style-complex="normal" style:font-weight-complex="normal"/>
    </style:style>
    <style:style style:name="T16" style:family="text">
      <style:text-properties officeooo:rsid="003212e5"/>
    </style:style>
    <style:style style:name="T17" style:family="text">
      <style:text-properties fo:font-size="12pt" style:font-size-asian="12pt" style:font-size-complex="12pt"/>
    </style:style>
    <style:style style:name="T18" style:family="text">
      <style:text-properties fo:font-size="12pt" officeooo:rsid="003836e7" style:font-size-asian="12pt" style:font-size-complex="12pt"/>
    </style:style>
    <style:style style:name="T19" style:family="text">
      <style:text-properties fo:font-size="12pt" officeooo:rsid="0037a55d" style:font-size-asian="12pt" style:font-size-complex="12pt"/>
    </style:style>
    <style:style style:name="T20" style:family="text">
      <style:text-properties officeooo:rsid="003583c0"/>
    </style:style>
    <style:style style:name="T21" style:family="text">
      <style:text-properties officeooo:rsid="0037a55d"/>
    </style:style>
    <style:style style:name="T22" style:family="text">
      <style:text-properties officeooo:rsid="003836e7"/>
    </style:style>
    <style:style style:name="T23" style:family="text">
      <style:text-properties officeooo:rsid="003a180e"/>
    </style:style>
    <style:style style:name="T24" style:family="text">
      <style:text-properties officeooo:rsid="003abf04"/>
    </style:style>
    <style:style style:name="T25" style:family="text">
      <style:text-properties officeooo:rsid="003cb1af"/>
    </style:style>
    <style:style style:name="T26" style:family="text">
      <style:text-properties officeooo:rsid="003e1ea8"/>
    </style:style>
    <style:style style:name="T27" style:family="text">
      <style:text-properties officeooo:rsid="00407a15"/>
    </style:style>
    <style:style style:name="T28" style:family="text">
      <style:text-properties officeooo:rsid="0040a0d3"/>
    </style:style>
    <style:style style:name="fr1"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3">INF379 - </text:span><text:span text:style-name="T2">Assignment </text:span><text:span text:style-name="T4">3</text:span></text:p>
      <text:p text:style-name="P20"><text:span text:style-name="T4">O</text:span><text:span text:style-name="T2">perator search for optimal solution in PDPTW</text:span></text:p>
      <text:p text:style-name="P2"/>
      <text:p text:style-name="P3">Th<text:span text:style-name="T16">is</text:span> assignment co<text:span text:style-name="T16">n</text:span>sist of the following files:</text:p>
      <text:p text:style-name="P3"><text:span text:style-name="T2">- «Assignment</text:span><text:span text:style-name="T4">3</text:span><text:span text:style-name="T2">.pdf»: </text:span>This file...</text:p>
      <text:p text:style-name="P3"><text:span text:style-name="T2">- «Assignment</text:span><text:span text:style-name="T4">3</text:span><text:span text:style-name="T2">.m»:</text:span> The matlab code file that imports data from the provided input <text:s/>data file <text:span text:style-name="T5">«Call_</text:span><text:span text:style-name="T6">XXX</text:span><text:span text:style-name="T5">_Vehicle_</text:span><text:span text:style-name="T6">YY</text:span><text:span text:style-name="T5">.txt» </text:span><text:span text:style-name="T6">(manually </text:span><text:span text:style-name="T7">changeable</text:span><text:span text:style-name="T6"> filename in code)</text:span><text:span text:style-name="T5">,</text:span><text:span text:style-name="T8"> </text:span><text:span text:style-name="T9">chooses a</text:span><text:span text:style-name="T8"> random </text:span><text:span text:style-name="T9">generator seed and runs my chosen operators</text:span><text:span text:style-name="T8"> 10 000 times and </text:span><text:span text:style-name="T9">keeps for each iteration </text:span><text:span text:style-name="T8">feasible solutions </text:span><text:span text:style-name="T9">based on the Simulated Anaeling acceptance </text:span><text:span text:style-name="T10">criteria.</text:span><text:span text:style-name="T8"> </text:span><text:span text:style-name="T9">The files stores each run results and calculates averages as presented below in this document.</text:span></text:p>
      <text:p text:style-name="P4"><text:span text:style-name="T11">- «</text:span><text:span text:style-name="T13">r</text:span><text:span text:style-name="T12">esults</text:span><text:span text:style-name="T11">.</text:span><text:span text:style-name="T13">xls</text:span><text:span text:style-name="T11">»: <text:s/></text:span><text:span text:style-name="T14">The results from the different runs with different operators </text:span><text:span text:style-name="T15">and the best solutions</text:span><text:span text:style-name="T14">.</text:span></text:p>
      <text:p text:style-name="P37"/>
      <text:p text:style-name="P21"><text:span text:style-name="T9">C</text:span><text:span text:style-name="T8">ooling Schedule</text:span></text:p>
      <text:p text:style-name="P9">As a cooling schedule I have chosen a T0 = 1 000 000 and I use linear iteration to cool the Temperature through each iteration. After trying different types I found that this gave me a good balance through the iterations as it is very likely in the beginning for a feasible solution to be accepted however very unlikely when you <text:span text:style-name="T24">come nearer to the last 4 000 iterations.</text:span></text:p>
      <text:p text:style-name="P9"/>
      <text:p text:style-name="P19">Instances</text:p>
      <text:p text:style-name="P11">I have numbered the instances from 1-5 and refer to them as such throughout this document and in the excel sheet. The numbers are as follows: <text:span text:style-name="T2">1</text:span>-”Call_007_Vehicle_03”, <text:span text:style-name="T2">2</text:span>-”Call_018_Vehicle_05”, <text:span text:style-name="T2">3</text:span>-”Call_035_Vehicle_07”, <text:span text:style-name="T2">4</text:span>-”Call_080_Vehicle_20”, <text:span text:style-name="T2">5</text:span>-”Call_130_Vehicle_40”</text:p>
      <text:p text:style-name="P9"/>
      <text:p text:style-name="P14">Operators</text:p>
      <text:p text:style-name="P34">Each operator from Assignment3.m are described below. They are named here correspondingly to the matlab file, ie. «operator1» from the matlab file is described under Operator 1 here.</text:p>
      <text:p text:style-name="P34"/>
      <text:p text:style-name="P14"><text:span text:style-name="T17">Operator 1</text:span><text:tab/><text:tab/><text:tab/></text:p>
      <text:p text:style-name="P26"><text:span text:style-name="T20">Name: Move-a-random-call</text:span><text:tab/><text:tab/><text:tab/><text:tab/><text:tab/><text:tab/><text:tab/><text:tab/></text:p>
      <text:p text:style-name="P26">Runtime matlab analysis: <text:span text:style-name="T21">2</text:span>,<text:span text:style-name="T21">636</text:span></text:p>
      <text:p text:style-name="P25"/>
      <text:p text:style-name="P25"><text:span text:style-name="T20">Description: </text:span>The first operator I made is also the slowest operator, <text:span text:style-name="T20">it does however search very well as it is designed much like the random pickup/delivery generator from assignment 1. First it chooses a random call from the initial solution and then it picks another vehicle to send the call to. To insert the call in the new vehicle’s schedule it doesn't just put it in the end of the schedule (Like operator 6) or randomly(like operator 7) but it inserts either the new call or the first element from the original schedule until all elements are used up. This makes it likely to insert a calls pickup/delivery earlier in the schedule of that vehicle. </text:span></text:p>
      <text:p text:style-name="P25"/>
      <text:p text:style-name="P16"><text:span text:style-name="T17">Operator </text:span><text:span text:style-name="T18">2</text:span><text:span text:style-name="T17"><text:tab/></text:span><text:tab/><text:tab/></text:p>
      <text:p text:style-name="P28"><text:span text:style-name="T20">Name: swap</text:span><text:tab/><text:tab/><text:tab/><text:tab/><text:tab/><text:tab/><text:tab/><text:tab/></text:p>
      <text:p text:style-name="P28">Runtime matlab analysis: <text:span text:style-name="T22">0,516</text:span></text:p>
      <text:p text:style-name="P28"/>
      <text:p text:style-name="P30">Description: Performs a swap between two different calls for one vehicle. <text:span text:style-name="T23">(this could in some cases end up changing the pickup of a call with the delivery of the same call and therefore not perform any changes. This is also the case if I haven't yet moved any calls to other vehicles than dummy as dummy is ignored (no point in performing switches for dummy as it affects neither feasibility or objective function). This performs better in later stages due to the initial solution.</text:span></text:p>
      <text:p text:style-name="P7"/>
      <text:p text:style-name="P15"><text:soft-page-break/><text:span text:style-name="T17">Operator </text:span><text:span text:style-name="T19">3</text:span><text:span text:style-name="T17"><text:tab/></text:span><text:tab/><text:tab/></text:p>
      <text:p text:style-name="P27"><text:span text:style-name="T20">Name: </text:span><text:tab/><text:span text:style-name="T21">3-exchange</text:span><text:tab/><text:tab/><text:tab/><text:tab/><text:tab/><text:tab/></text:p>
      <text:p text:style-name="P27">Runtime matlab analysis: <text:span text:style-name="T21">0,516</text:span></text:p>
      <text:p text:style-name="P27"/>
      <text:p text:style-name="P30">Description: Same as operator 2 only it switches 3 elements with <text:span text:style-name="T25">each other</text:span> instead of 2. <text:span text:style-name="T23">Selected vehicle needs more than 2 calls for this to perform a change. This works better on a later stage for the same reasons as for operator 2.</text:span></text:p>
      <text:p text:style-name="P6"/>
      <text:p text:style-name="P15"><text:span text:style-name="T17">Operator </text:span><text:span text:style-name="T19">4</text:span><text:span text:style-name="T17"><text:tab/></text:span><text:tab/><text:tab/></text:p>
      <text:p text:style-name="P27"><text:span text:style-name="T20">Name: call-swap</text:span><text:tab/><text:tab/><text:tab/><text:tab/><text:tab/><text:tab/><text:tab/></text:p>
      <text:p text:style-name="P27">Runtime matlab analysis: <text:span text:style-name="T21">0,803</text:span></text:p>
      <text:p text:style-name="P27"/>
      <text:p text:style-name="P30">Description: This operator exchanges pickup&amp;delivery of two random calls with <text:span text:style-name="T25">each other.</text:span> ie. [1,2,1,2,0,0,4,4] -&gt; [4,2,4,2,0,0,1,1] if 1 and 4 are selected.</text:p>
      <text:p text:style-name="P6"/>
      <text:p text:style-name="P15"><text:span text:style-name="T17">Operator </text:span><text:span text:style-name="T19">5</text:span><text:span text:style-name="T17"><text:tab/></text:span><text:tab/><text:tab/></text:p>
      <text:p text:style-name="P27"><text:span text:style-name="T20">Name: Move-a-random-call-backwards</text:span><text:tab/><text:tab/><text:tab/><text:tab/><text:tab/><text:tab/><text:tab/><text:tab/></text:p>
      <text:p text:style-name="P27">Runtime matlab analysis: <text:span text:style-name="T21">2</text:span>,<text:span text:style-name="T21">707</text:span></text:p>
      <text:p text:style-name="P27"/>
      <text:p text:style-name="P28"><text:span text:style-name="T20">Description: </text:span>Th<text:span text:style-name="T22">is is similar to the</text:span> first operator I made <text:span text:style-name="T22">and it is also (barely) the slowest</text:span> operator. <text:span text:style-name="T22">Like the first one it searches very well and performs well when combined with Operator 1. First it chooses a random call from the initial solution and then it picks another vehicle to send the call to. It goes through the initial solution backwards to give it a higher probability to insert the new call’s pickup/delivery in the end of the new vehicles schedule. </text:span></text:p>
      <text:p text:style-name="P27"/>
      <text:p text:style-name="P23">Operator <text:span text:style-name="T21">6</text:span><text:tab/><text:tab/><text:tab/></text:p>
      <text:p text:style-name="P27"><text:span text:style-name="T20">Name: Move-a-random-call-to-back</text:span><text:tab/><text:tab/><text:tab/><text:tab/><text:tab/><text:tab/><text:tab/><text:tab/></text:p>
      <text:p text:style-name="P27">Runtime matlab analysis: <text:span text:style-name="T21">2</text:span>,<text:span text:style-name="T21">686</text:span></text:p>
      <text:p text:style-name="P27"/>
      <text:p text:style-name="P29"><text:span text:style-name="T20">Description: </text:span>Th<text:span text:style-name="T22">is is similar to </text:span>operator <text:span text:style-name="T23">1 only it inserts the selected call in the end of the new vehicles delivery schedule.</text:span></text:p>
      <text:p text:style-name="P35"/>
      <text:p text:style-name="P23">Operator <text:span text:style-name="T21">7</text:span><text:tab/><text:tab/><text:tab/></text:p>
      <text:p text:style-name="P27"><text:span text:style-name="T20">Name: Move-a-random-call-random</text:span><text:tab/><text:tab/><text:tab/><text:tab/><text:tab/><text:tab/><text:tab/><text:tab/></text:p>
      <text:p text:style-name="P27">Runtime matlab analysis: <text:span text:style-name="T21">2</text:span>,<text:span text:style-name="T21">495</text:span></text:p>
      <text:p text:style-name="P27"/>
      <text:p text:style-name="P31">Description: <text:span text:style-name="T1">This is similar to operator </text:span>1 only it inserts the selected call randomly in the schedule of the new vehicle. </text:p>
      <text:p text:style-name="P31"/>
      <text:p text:style-name="P17">Operator choice</text:p>
      <text:p text:style-name="P32">I experimented <text:span text:style-name="T25">a lot</text:span> before finding a good combination of operators. The can be viewed stored in the «Results.xls». </text:p>
      <text:p text:style-name="P32"/>
      <text:p text:style-name="P24">Fast swaps</text:p>
      <text:p text:style-name="P32">Early on some operators showed not to be as effective as their «brothers and sisters». The swap operator is in general outperformed by the 3-exchange. Also the call swap (operator 4) seems to be better than the 3-exchange at finding good solutions if I am using limiting my use of operators it also has a longer «reach» as it is not <text:span text:style-name="T25">limited</text:span> to a vehicle. The best performance was found using 3 and 4 together for flexibility.</text:p>
      <text:p text:style-name="P32"/>
      <text:p text:style-name="P24"><text:soft-page-break/>Moving calls</text:p>
      <text:p text:style-name="P32">Operators 1, 5, 6, 7 are all similar operators that move calls from one vehicle to another. Operator 6 was expected to be the worst, and it also <text:span text:style-name="T28">doesn't</text:span> save any time making it an operator that I have avoided. </text:p>
      <text:p text:style-name="P32">Operator 1 &amp; 5 are working very well together as they each try to put a call in the beginning of and end of a delivery schedule. Even with only 3 operators (together with operator 4) they perform very well. However they seem to be the most efficient for smaller data_sets as they are unable to move calls to the middle of a delivery schedule. </text:p>
      <text:p text:style-name="P32">Operator 7 is a good operator for moving calls to random positions in a vehicles schedule and has therefore an increased chance of finding the optimum solutions in larger data input.</text:p>
      <text:p text:style-name="P32"/>
      <text:p text:style-name="P24">Choice</text:p>
      <text:p text:style-name="P32">As my operators have different advantages I ended up with using 3 different sets of operators to find the optimal solutions as follows:</text:p>
      <text:p text:style-name="P32"/>
      <text:p text:style-name="P32">Choice1: operators 1,3,4,5,7</text:p>
      <text:p text:style-name="P32">This is an good choice for larger datasets as it includes <text:span text:style-name="T24">all the best Call-moving operators and the best swap operators.</text:span></text:p>
      <text:p text:style-name="P32"/>
      <text:p text:style-name="P32">Choice2: operators 1,3,4,7</text:p>
      <text:p text:style-name="P33">This is the «merge» version of random (op 7) and specific placement (op 1) which could lead to finding some solutions others might not.</text:p>
      <text:p text:style-name="P32"/>
      <text:p text:style-name="P32">Choice3: operators 1,3,4,5</text:p>
      <text:p text:style-name="P33">This is a pure placement operator which should perform well for the smaller datasets but will struggle with finding the optimal solutions in bigger datasets.</text:p>
      <text:p text:style-name="P31"/>
      <text:p text:style-name="P17">Results</text:p>
      <text:p text:style-name="P27"/>
      <text:p text:style-name="P9">I will list the results below according to the choice<text:span text:style-name="T24">s</text:span> of operators <text:span text:style-name="T24">described above:</text:span></text:p>
      <text:p text:style-name="P9"/>
      <text:p text:style-name="P10">Choice 1:</text:p>
      <text:p text:style-name="P9"/>
      <text:p text:style-name="P9"/>
      <text:p text:style-name="P9"><draw:frame draw:style-name="fr1" draw:name="Object1" text:anchor-type="paragraph" svg:width="8.2681in" svg:height="1.0598in" draw:z-index="2"><draw:object xlink:href="./Object 1" xlink:type="simple" xlink:show="embed" xlink:actuate="onLoad"/><draw:image xlink:href="./ObjectReplacements/Object 1" xlink:type="simple" xlink:show="embed" xlink:actuate="onLoad"/></draw:frame></text:p>
      <text:p text:style-name="P10">Choice 2:</text:p>
      <text:p text:style-name="P10"/>
      <text:p text:style-name="P10"><draw:frame draw:style-name="fr1" draw:name="Object2" text:anchor-type="paragraph" svg:width="8.2681in" svg:height="1.0417in" draw:z-index="0"><draw:object xlink:href="./Object 2" xlink:type="simple" xlink:show="embed" xlink:actuate="onLoad"/><draw:image xlink:href="./ObjectReplacements/Object 2" xlink:type="simple" xlink:show="embed" xlink:actuate="onLoad"/></draw:frame></text:p>
      <text:p text:style-name="P10"/>
      <text:p text:style-name="P36">Choice 3:</text:p>
      <text:p text:style-name="P8"/>
      <text:p text:style-name="P8"/>
      <text:p text:style-name="P8"><draw:frame draw:style-name="fr1" draw:name="Object3" text:anchor-type="paragraph" svg:width="8.2681in" svg:height="1.0409in" draw:z-index="1"><draw:object xlink:href="./Object 3" xlink:type="simple" xlink:show="embed" xlink:actuate="onLoad"/><draw:image xlink:href="./ObjectReplacements/Object 3" xlink:type="simple" xlink:show="embed" xlink:actuate="onLoad"/></draw:frame></text:p>
      <text:p text:style-name="P10">Choice 1:</text:p>
      <text:p text:style-name="P10">As expected the first choice is on average performing very well for bigger data input. It also found a best solution better than all other combinations on the biggest dataset.</text:p>
      <text:p text:style-name="P10"/>
      <text:p text:style-name="P10">Choice 2:</text:p>
      <text:p text:style-name="P10">The merge choice is performance wise falling behind choice 1 and choice 2 but it seems to be good and finding a better optimal solution for mid-sized datasets. This combination found an <text:span text:style-name="T25">optimum</text:span> no other combination could find and this seems to be controlled by the random input from operator 7.</text:p>
      <text:p text:style-name="P10"/>
      <text:p text:style-name="P11">Choice 3:</text:p>
      <text:p text:style-name="P11">The best combination for smaller datasets. It finds the best solutions for instance 1-3 in the most runs and also outperforms all other combinations on an average as well as optimum.</text:p>
      <text:p text:style-name="P10"/>
      <text:p text:style-name="P8"/>
      <text:p text:style-name="P18">Best solutions</text:p>
      <text:p text:style-name="P10">The <text:span text:style-name="T2">highlighted</text:span> best solutions <text:span text:style-name="T25">in the pictures above</text:span> from choice 1-3 can be found in the worksheet «Best Solutions» in «results.xls» and are summarized here:</text:p>
      <text:p text:style-name="P10"/>
      <text:p text:style-name="P11">Instance 1:</text:p>
      <text:p text:style-name="P11">Objective = 1 256 139</text:p>
      <text:p text:style-name="P11">Solution: [4,4,6,1,6,1,0,5,5,2,2,0,3,7,7,3,0]</text:p>
      <text:p text:style-name="P11"/>
      <text:p text:style-name="P11">Instance 2:</text:p>
      <text:p text:style-name="P11">Objective = 2 644 319</text:p>
      <text:p text:style-name="P11">Solution: [4<text:tab/>14<text:tab/>4<text:tab/>14<text:tab/>3<text:tab/>3<text:tab/>0<text:tab/>15<text:tab/>5<text:tab/>15<text:tab/>1<text:tab/>17<text:tab/>17<text:tab/>5<text:tab/>1<text:tab/>0<text:tab/>11<text:tab/>16<text:tab/>11<text:tab/>16<text:tab/>10<text:tab/>10<text:tab/>9<text:tab/>9<text:tab/>0<text:tab/>12<text:tab/>12<text:tab/>8<text:tab/>8<text:tab/>0<text:tab/>18<text:tab/>18<text:tab/>7<text:tab/>7<text:tab/>2<text:tab/>2<text:tab/>0<text:tab/>13<text:tab/>6<text:tab/>13<text:tab/>6]</text:p>
      <text:p text:style-name="P11"/>
      <text:p text:style-name="P11">Instance 3:</text:p>
      <text:p text:style-name="P11">Objective: 6 887 236</text:p>
      <text:p text:style-name="P12">Solution: <text:span text:style-name="T26">[28<text:tab/>21<text:tab/>28<text:tab/>21<text:tab/>35<text:tab/>30<text:tab/>35<text:tab/>30<text:tab/>20<text:tab/>20<text:tab/>0<text:tab/>23<text:tab/>23<text:tab/>17<text:tab/>17<text:tab/>8<text:tab/>2<text:tab/>2<text:tab/>8<text:tab/>0<text:tab/>7<text:tab/>5<text:tab/>5<text:tab/>7<text:tab/>10<text:tab/>10<text:tab/>33<text:tab/>33<text:tab/>4<text:tab/>4<text:tab/>0<text:tab/>34<text:tab/>13<text:tab/>34<text:tab/>13<text:tab/>22<text:tab/>22<text:tab/>27<text:tab/>27<text:tab/>15<text:tab/>15<text:tab/>0<text:tab/>19<text:tab/>25<text:tab/>25<text:tab/>19<text:tab/>11<text:tab/>1<text:tab/>11<text:tab/>1<text:tab/>0<text:tab/>6<text:tab/>6<text:tab/>16<text:tab/>29<text:tab/>16<text:tab/>29<text:tab/>32<text:tab/>32<text:tab/>26<text:tab/>26<text:tab/>0<text:tab/>18<text:tab/>18<text:tab/>14<text:tab/>14<text:tab/>31<text:tab/>31<text:tab/>0<text:tab/>9<text:tab/>9<text:tab/>3<text:tab/>3<text:tab/>24<text:tab/>12<text:tab/>12<text:tab/>24]</text:span></text:p>
      <text:p text:style-name="P12"/>
      <text:p text:style-name="P13"/>
      <text:p text:style-name="P13"/>
      <text:p text:style-name="P13"/>
      <text:p text:style-name="P13"><text:soft-page-break/>Instance 4:</text:p>
      <text:p text:style-name="P13">Objective: 18 540 321</text:p>
      <text:p text:style-name="P13">Solution: [61<text:tab/>61<text:tab/>18<text:tab/>38<text:tab/>18<text:tab/>38<text:tab/>0<text:tab/>79<text:tab/>79<text:tab/>60<text:tab/>70<text:tab/>70<text:tab/>60<text:tab/>43<text:tab/>43<text:tab/>0<text:tab/>34<text:tab/>34<text:tab/>24<text:tab/>24<text:tab/>65<text:tab/>65<text:tab/>0<text:tab/>48<text:tab/>48<text:tab/>12<text:tab/>12<text:tab/>21<text:tab/>41<text:tab/>21<text:tab/>1<text:tab/>41<text:tab/>1<text:tab/>0<text:tab/>62<text:tab/>62<text:tab/>22<text:tab/>40<text:tab/>22<text:tab/>40<text:tab/>73<text:tab/>73<text:tab/>0<text:tab/>72<text:tab/>72<text:tab/>39<text:tab/>39<text:tab/>78<text:tab/>78<text:tab/>0<text:tab/>74<text:tab/>7<text:tab/>7<text:tab/>74<text:tab/>2<text:tab/>2<text:tab/>0<text:tab/>26<text:tab/>26<text:tab/>19<text:tab/>6<text:tab/>6<text:tab/>19<text:tab/>0<text:tab/>55<text:tab/>55<text:tab/>23<text:tab/>23<text:tab/>35<text:tab/>8<text:tab/>8<text:tab/>35<text:tab/>0<text:tab/>33<text:tab/>33<text:tab/>29<text:tab/>30<text:tab/>30<text:tab/>29<text:tab/>75<text:tab/>75<text:tab/>0<text:tab/>67<text:tab/>67<text:tab/>27<text:tab/>27<text:tab/>64<text:tab/>64<text:tab/>0<text:tab/>53<text:tab/>53<text:tab/>13<text:tab/>31<text:tab/>13<text:tab/>31<text:tab/>0<text:tab/>49<text:tab/>49<text:tab/>15<text:tab/>15<text:tab/>0<text:tab/>80<text:tab/>37<text:tab/>80<text:tab/>17<text:tab/>17<text:tab/>37<text:tab/>0<text:tab/>50<text:tab/>50<text:tab/>14<text:tab/>32<text:tab/>32<text:tab/>14<text:tab/>0<text:tab/>3<text:tab/>5<text:tab/>5<text:tab/>3<text:tab/>0<text:tab/>68<text:tab/>68<text:tab/>36<text:tab/>71<text:tab/>71<text:tab/>36<text:tab/>0<text:tab/>42<text:tab/>42<text:tab/>76<text:tab/>76<text:tab/>0<text:tab/>16<text:tab/>16<text:tab/>44<text:tab/>44<text:tab/>25<text:tab/>25<text:tab/>0<text:tab/>4<text:tab/>4<text:tab/>54<text:tab/>54<text:tab/>10<text:tab/>10<text:tab/>0<text:tab/>52<text:tab/>52<text:tab/>56<text:tab/>20<text:tab/>20<text:tab/>56<text:tab/>9<text:tab/>9<text:tab/>57<text:tab/>57<text:tab/>46<text:tab/>59<text:tab/>69<text:tab/>63<text:tab/>59<text:tab/>47<text:tab/>77<text:tab/>66<text:tab/>66<text:tab/>58<text:tab/>28<text:tab/>28<text:tab/>69<text:tab/>51<text:tab/>11<text:tab/>63<text:tab/>77<text:tab/>11<text:tab/>45<text:tab/>47<text:tab/>51<text:tab/>46<text:tab/>58<text:tab/>45]</text:p>
      <text:p text:style-name="P13"/>
      <text:p text:style-name="P13">Instance 5:</text:p>
      <text:p text:style-name="P13">Objective: 30 685 403</text:p>
      <text:p text:style-name="P39">Solution: [<text:span text:style-name="T27">52<text:tab/>52<text:tab/>112<text:tab/>112<text:tab/>11<text:tab/>11<text:tab/>0<text:tab/>57<text:tab/>57<text:tab/>116<text:tab/>116<text:tab/>20<text:tab/>20<text:tab/>79<text:tab/>79<text:tab/>0<text:tab/>111<text:tab/>111<text:tab/>55<text:tab/>55<text:tab/>40<text:tab/>40<text:tab/>0<text:tab/>71<text:tab/>71<text:tab/>127<text:tab/>127<text:tab/>0<text:tab/>39<text:tab/>39<text:tab/>22<text:tab/>22<text:tab/>42<text:tab/>42<text:tab/>0<text:tab/>103<text:tab/>103<text:tab/>28<text:tab/>2<text:tab/>28<text:tab/>2<text:tab/>106<text:tab/>106<text:tab/>0<text:tab/>61<text:tab/>61<text:tab/>13<text:tab/>13<text:tab/>0<text:tab/>126<text:tab/>35<text:tab/>35<text:tab/>126<text:tab/>38<text:tab/>38<text:tab/>0<text:tab/>80<text:tab/>80<text:tab/>19<text:tab/>19<text:tab/>0<text:tab/>78<text:tab/>67<text:tab/>67<text:tab/>8<text:tab/>78<text:tab/>8<text:tab/>0<text:tab/>74<text:tab/>98<text:tab/>74<text:tab/>98<text:tab/>0<text:tab/>82<text:tab/>82<text:tab/>41<text:tab/>41<text:tab/>0<text:tab/>96<text:tab/>96<text:tab/>105<text:tab/>105<text:tab/>23<text:tab/>23<text:tab/>0<text:tab/>107<text:tab/>107<text:tab/>5<text:tab/>5<text:tab/>0<text:tab/>37<text:tab/>122<text:tab/>122<text:tab/>37<text:tab/>130<text:tab/>130<text:tab/>0<text:tab/>50<text:tab/>50<text:tab/>113<text:tab/>113<text:tab/>0<text:tab/>34<text:tab/>34<text:tab/>24<text:tab/>24<text:tab/>0<text:tab/>58<text:tab/>58<text:tab/>114<text:tab/>114<text:tab/>128<text:tab/>29<text:tab/>128<text:tab/>29<text:tab/>0<text:tab/>118<text:tab/>118<text:tab/>62<text:tab/>62<text:tab/>0<text:tab/>84<text:tab/>7<text:tab/>84<text:tab/>92<text:tab/>7<text:tab/>6<text:tab/>6<text:tab/>92<text:tab/>0<text:tab/>26<text:tab/>26<text:tab/>14<text:tab/>4<text:tab/>14<text:tab/>4<text:tab/>0<text:tab/>64<text:tab/>64<text:tab/>44<text:tab/>44<text:tab/>0<text:tab/>31<text:tab/>31<text:tab/>95<text:tab/>95<text:tab/>70<text:tab/>70<text:tab/>0<text:tab/>120<text:tab/>120<text:tab/>54<text:tab/>54<text:tab/>27<text:tab/>27<text:tab/>36<text:tab/>36<text:tab/>86<text:tab/>86<text:tab/>0<text:tab/>47<text:tab/>47<text:tab/>45<text:tab/>45<text:tab/>0<text:tab/>72<text:tab/>72<text:tab/>9<text:tab/>9<text:tab/>0<text:tab/>90<text:tab/>90<text:tab/>101<text:tab/>101<text:tab/>0<text:tab/>108<text:tab/>66<text:tab/>108<text:tab/>66<text:tab/>0<text:tab/>32<text:tab/>32<text:tab/>119<text:tab/>12<text:tab/>119<text:tab/>12<text:tab/>0<text:tab/>59<text:tab/>59<text:tab/>100<text:tab/>100<text:tab/>0<text:tab/>3<text:tab/>3<text:tab/>0<text:tab/>77<text:tab/>77<text:tab/>63<text:tab/>63<text:tab/>110<text:tab/>110<text:tab/>46<text:tab/>46<text:tab/>0<text:tab/>93<text:tab/>93<text:tab/>85<text:tab/>85<text:tab/>0<text:tab/>121<text:tab/>18<text:tab/>121<text:tab/>18<text:tab/>75<text:tab/>75<text:tab/>0<text:tab/>30<text:tab/>30<text:tab/>88<text:tab/>88<text:tab/>0<text:tab/>16<text:tab/>16<text:tab/>53<text:tab/>53<text:tab/>0<text:tab/>49<text:tab/>49<text:tab/>56<text:tab/>56<text:tab/>0<text:tab/>73<text:tab/>102<text:tab/>102<text:tab/>73<text:tab/>1<text:tab/>124<text:tab/>124<text:tab/>1<text:tab/>0<text:tab/>48<text:tab/>21<text:tab/>21<text:tab/>48<text:tab/>81<text:tab/>129<text:tab/>129<text:tab/>81<text:tab/>0<text:tab/>91<text:tab/>91<text:tab/>60<text:tab/>60<text:tab/>125<text:tab/>125<text:tab/>0<text:tab/>65<text:tab/>69<text:tab/>65<text:tab/>69<text:tab/>94<text:tab/>94<text:tab/>76<text:tab/>123<text:tab/>123<text:tab/>51<text:tab/>76<text:tab/>87<text:tab/>33<text:tab/>33<text:tab/>15<text:tab/>104<text:tab/>104<text:tab/>43<text:tab/>43<text:tab/>17<text:tab/>17<text:tab/>68<text:tab/>68<text:tab/>109<text:tab/>109<text:tab/>83<text:tab/>83<text:tab/>115<text:tab/>115<text:tab/>51<text:tab/>15<text:tab/>10<text:tab/>10<text:tab/>89<text:tab/>89<text:tab/>97<text:tab/>97<text:tab/>87<text:tab/>99<text:tab/>99<text:tab/>117<text:tab/>117<text:tab/>25<text:tab/>25</text:span>]</text:p>
      <text:p text:style-name="P13"/>
      <text:p text:style-name="P42">Conclusion:</text:p>
      <text:p text:style-name="P13">For larger sets it is better to use operators that can give more random neighboring solutions to reach certain optimums. For smaller datasets it is better to use operators that have better search methods.</text:p>
      <text:p text:style-name="P13"/>
      <text:p text:style-name="P43">Possible improvements: </text:p>
      <text:p text:style-name="P40"><text:soft-page-break/>Using a random generator to jump from one area to another might be better to reach certain local optimum values. I am however uncertain if this in combination with choice 3 which seems to be the best choice of the 3 for local search will be able to definitely reach all local optimums due to the incapability of reaching certain positions for large vehicle schedules.</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911ea" officeooo:paragraph-rsid="002911ea"/>
    </style:style>
    <style:style style:name="MT1" style:family="text">
      <style:text-properties officeooo:rsid="00342f5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reben Bucher-Johannessen<text:tab/><text:tab/><text:span text:style-name="MT1">11</text:span>.0<text:span text:style-name="MT1">4</text:span>.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18:39:22.506376039</meta:creation-date>
    <meta:editing-duration>PT29M31S</meta:editing-duration>
    <meta:editing-cycles>9</meta:editing-cycles>
    <meta:generator>LibreOffice/5.1.6.2$Linux_X86_64 LibreOffice_project/10m0$Build-2</meta:generator>
    <dc:date>2018-04-11T22:16:17.932724618</dc:date>
    <meta:document-statistic meta:table-count="0" meta:image-count="0" meta:object-count="3" meta:page-count="6" meta:paragraph-count="89" meta:word-count="1926" meta:character-count="9801" meta:non-whitespace-character-count="78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19mm"/>
    </style:style>
    <style:style style:name="co2" style:family="table-column">
      <style:table-column-properties fo:break-before="auto" style:column-width="18.2mm"/>
    </style:style>
    <style:style style:name="co3" style:family="table-column">
      <style:table-column-properties fo:break-before="auto" style:column-width="20.58mm"/>
    </style:style>
    <style:style style:name="co4" style:family="table-column">
      <style:table-column-properties fo:break-before="auto" style:column-width="12.42mm"/>
    </style:style>
    <style:style style:name="co5" style:family="table-column">
      <style:table-column-properties fo:break-before="auto" style:column-width="17.87mm"/>
    </style:style>
    <style:style style:name="co6" style:family="table-column">
      <style:table-column-properties fo:break-before="auto" style:column-width="11.73mm"/>
    </style:style>
    <style:style style:name="co7" style:family="table-column">
      <style:table-column-properties fo:break-before="auto" style:column-width="14.8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1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diagonal-bl-tr="none" style:diagonal-tl-br="none" fo:background-color="transparent" fo:border-left="0.06pt solid #000000" fo:padding="0.71mm" fo:border-right="none" style:rotation-align="none" fo:border-top="0.06pt solid #000000"/>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order-bottom="0.06pt solid #000000" style:diagonal-bl-tr="none" style:diagonal-tl-br="none" fo:border-left="none" fo:padding="0.71mm" fo:border-right="none" style:rotation-align="none" fo:border-top="0.06pt solid #000000"/>
      <style:text-properties style:use-window-font-color="true" style:text-outline="false" style:text-line-through-style="none" style:text-line-through-type="none" style:text-position=""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1" style:family="table-cell" style:parent-style-name="Default">
      <style:table-cell-properties fo:padding="0.71mm"/>
      <style:text-properties style:text-position=""/>
    </style:style>
    <style:style style:name="ce12" style:family="table-cell" style:parent-style-name="Default">
      <style:table-cell-properties fo:border-bottom="0.06pt solid #000000" style:diagonal-bl-tr="none" style:diagonal-tl-br="none" fo:background-color="transparent" fo:border-left="none" fo:padding="0.71mm" fo:border-right="none" style:rotation-align="none" fo:border-top="0.06pt solid #000000"/>
      <style:text-properties style:use-window-font-color="true" style:text-outline="false" style:text-line-through-style="none" style:text-line-through-type="none" style:text-position=""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3" style:family="table-cell" style:parent-style-name="Default">
      <style:table-cell-properties fo:background-color="#66cc99" fo:padding="0.71mm"/>
      <style:text-properties style:text-position=""/>
    </style:style>
    <style:style style:name="ce14" style:family="table-cell" style:parent-style-name="Default">
      <style:table-cell-properties fo:background-color="#ffffcc" fo:padding="0.71mm"/>
      <style:text-properties style:text-position=""/>
    </style:style>
    <style:style style:name="ce15" style:family="table-cell" style:parent-style-name="Default">
      <style:table-cell-properties fo:background-color="#ffffcc" fo:padding="0.71mm"/>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fo:border-bottom="0.06pt solid #000000" style:diagonal-bl-tr="none" style:diagonal-tl-br="none" fo:border-left="none" fo:padding="0.71mm" fo:border-right="0.06pt solid #000000" style:rotation-align="none" fo:border-top="0.06pt solid #000000"/>
      <style:text-properties style:use-window-font-color="true" style:text-outline="false" style:text-line-through-style="none" style:text-line-through-type="none" style:text-position=""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 style:family="table-cell" style:parent-style-name="Default">
      <style:table-cell-properties fo:border-bottom="0.06pt solid #000000" style:diagonal-bl-tr="none" style:diagonal-tl-br="none" fo:background-color="transparent" fo:border-left="0.06pt solid #000000" fo:padding="0.71mm" fo:border-right="none" style:rotation-align="none" fo:border-top="none"/>
      <style:text-properties style:text-position=""/>
    </style:style>
    <style:style style:name="ce3" style:family="table-cell" style:parent-style-name="Default">
      <style:table-cell-properties fo:border-bottom="0.06pt solid #000000" style:diagonal-bl-tr="none" style:diagonal-tl-br="none" fo:border-left="0.06pt solid #000000" fo:padding="0.71mm" fo:border-right="none" style:rotation-align="none" fo:border-top="0.06pt solid #000000"/>
      <style:text-properties style:use-window-font-color="true" style:text-outline="false" style:text-line-through-style="none" style:text-line-through-type="none" style:text-position=""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4" style:family="table-cell" style:parent-style-name="Default">
      <style:table-cell-properties fo:border-bottom="none" style:diagonal-bl-tr="none" style:diagonal-tl-br="none" fo:border-left="0.06pt solid #000000" fo:padding="0.71mm" fo:border-right="none" style:rotation-align="none" fo:border-top="0.06pt solid #000000"/>
      <style:text-properties style:text-position=""/>
    </style:style>
    <style:style style:name="ce5" style:family="table-cell" style:parent-style-name="Default">
      <style:table-cell-properties fo:border-bottom="0.06pt solid #000000" style:diagonal-bl-tr="none" style:diagonal-tl-br="none" fo:border-left="0.06pt solid #000000" fo:padding="0.71mm" fo:border-right="none" style:rotation-align="none" fo:border-top="0.06pt solid #000000"/>
      <style:text-properties style:text-position=""/>
    </style:style>
    <style:style style:name="ce6" style:family="table-cell" style:parent-style-name="Default">
      <style:table-cell-properties fo:border-bottom="none" style:diagonal-bl-tr="none" style:diagonal-tl-br="none" fo:border-left="0.06pt solid #000000" fo:padding="0.71mm" fo:border-right="none" style:rotation-align="none" fo:border-top="none"/>
      <style:text-properties style:text-position=""/>
    </style:style>
    <style:style style:name="ce7" style:family="table-cell" style:parent-style-name="Default">
      <style:table-cell-properties fo:border-bottom="0.06pt solid #000000" style:diagonal-bl-tr="none" style:diagonal-tl-br="none" fo:border-left="0.06pt solid #000000" fo:padding="0.71mm" fo:border-right="none" style:rotation-align="none" fo:border-top="none"/>
      <style:text-properties style:text-position=""/>
    </style:style>
    <style:style style:name="ce8" style:family="table-cell" style:parent-style-name="Default">
      <style:table-cell-properties fo:border-bottom="none" style:diagonal-bl-tr="none" style:diagonal-tl-br="none" fo:background-color="transparent" fo:border-left="none" fo:padding="0.71mm" fo:border-right="0.06pt solid #000000" style:rotation-align="none" fo:border-top="0.06pt solid #000000"/>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border-bottom="0.06pt solid #000000" style:diagonal-bl-tr="none" style:diagonal-tl-br="none" fo:background-color="transparent" fo:border-left="none" fo:padding="0.71mm" fo:border-right="0.06pt solid #000000" style:rotation-align="none" fo:border-top="none"/>
      <style:text-properties style:text-position=""/>
    </style:style>
    <style:style style:name="ce24" style:family="table-cell" style:parent-style-name="Default">
      <style:table-cell-properties fo:border-bottom="none" style:diagonal-bl-tr="none" style:diagonal-tl-br="none" fo:background-color="transparent" fo:border-left="0.06pt solid #000000" fo:padding="0.71mm" fo:border-right="none"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fo:border-bottom="0.06pt solid #000000" style:diagonal-bl-tr="none" style:diagonal-tl-br="none" fo:background-color="transparent" fo:border-left="0.06pt solid #000000" fo:padding="0.71mm" fo:border-right="none" style:rotation-align="none" fo:border-top="none"/>
    </style:style>
    <style:style style:name="ce26" style:family="table-cell" style:parent-style-name="Default">
      <style:table-cell-properties fo:border-bottom="0.06pt solid #000000" style:diagonal-bl-tr="none" style:diagonal-tl-br="none" fo:border-left="0.06pt solid #000000" fo:padding="0.71mm" fo:border-right="none" style:rotation-align="none" fo:border-top="0.06pt solid #000000"/>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7" style:family="table-cell" style:parent-style-name="Default">
      <style:table-cell-properties fo:border-bottom="none" style:diagonal-bl-tr="none" style:diagonal-tl-br="none" fo:border-left="0.06pt solid #000000" fo:padding="0.71mm" fo:border-right="none" style:rotation-align="none" fo:border-top="0.06pt solid #000000"/>
    </style:style>
    <style:style style:name="ce28" style:family="table-cell" style:parent-style-name="Default">
      <style:table-cell-properties fo:border-bottom="0.06pt solid #000000" style:diagonal-bl-tr="none" style:diagonal-tl-br="none" fo:border-left="0.06pt solid #000000" fo:padding="0.71mm" fo:border-right="none" style:rotation-align="none" fo:border-top="0.06pt solid #000000"/>
    </style:style>
    <style:style style:name="ce29" style:family="table-cell" style:parent-style-name="Default">
      <style:table-cell-properties fo:border-bottom="none" style:diagonal-bl-tr="none" style:diagonal-tl-br="none" fo:border-left="0.06pt solid #000000" fo:padding="0.71mm" fo:border-right="none" style:rotation-align="none" fo:border-top="none"/>
    </style:style>
    <style:style style:name="ce30" style:family="table-cell" style:parent-style-name="Default">
      <style:table-cell-properties fo:border-bottom="0.06pt solid #000000" style:diagonal-bl-tr="none" style:diagonal-tl-br="none" fo:border-left="0.06pt solid #000000" fo:padding="0.71mm" fo:border-right="none" style:rotation-align="none" fo:border-top="none"/>
    </style:style>
    <style:style style:name="ce31" style:family="table-cell" style:parent-style-name="Default">
      <style:table-cell-properties fo:border-bottom="none" style:diagonal-bl-tr="none" style:diagonal-tl-br="none" fo:background-color="transparent" fo:border-left="none" fo:padding="0.71mm" fo:border-right="0.06pt solid #000000"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fo:border-bottom="0.06pt solid #000000" style:diagonal-bl-tr="none" style:diagonal-tl-br="none" fo:background-color="transparent" fo:border-left="none" fo:padding="0.71mm" fo:border-right="0.06pt solid #000000" style:rotation-align="none" fo:border-top="none"/>
    </style:style>
    <style:style style:name="ce33" style:family="table-cell" style:parent-style-name="Default">
      <style:table-cell-properties fo:border-bottom="0.06pt solid #000000" style:diagonal-bl-tr="none" style:diagonal-tl-br="none" fo:border-left="none" fo:padding="0.71mm" fo:border-right="none" style:rotation-align="none" fo:border-top="0.06pt solid #000000"/>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4" style:family="table-cell" style:parent-style-name="Default">
      <style:table-cell-properties fo:padding="0.71mm"/>
    </style:style>
    <style:style style:name="ce35" style:family="table-cell" style:parent-style-name="Default">
      <style:table-cell-properties fo:border-bottom="0.06pt solid #000000" style:diagonal-bl-tr="none" style:diagonal-tl-br="none" fo:background-color="transparent" fo:border-left="none" fo:padding="0.71mm" fo:border-right="none" style:rotation-align="none" fo:border-top="0.06pt solid #000000"/>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6" style:family="table-cell" style:parent-style-name="Default">
      <style:table-cell-properties fo:background-color="#66cc99" fo:padding="0.71mm"/>
    </style:style>
    <style:style style:name="ce37" style:family="table-cell" style:parent-style-name="Default">
      <style:table-cell-properties fo:background-color="#ffffcc" fo:padding="0.71mm"/>
    </style:style>
    <style:style style:name="ce38" style:family="table-cell" style:parent-style-name="Default">
      <style:table-cell-properties fo:background-color="#ffffcc"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 style:family="table-cell" style:parent-style-name="Default">
      <style:table-cell-properties fo:border-bottom="0.06pt solid #000000" style:diagonal-bl-tr="none" style:diagonal-tl-br="none" fo:border-left="none" fo:padding="0.71mm" fo:border-right="0.06pt solid #000000" style:rotation-align="none" fo:border-top="0.06pt solid #000000"/>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office:automatic-styles>
  <office:body>
    <office:spreadsheet>
      <table:calculation-settings table:case-sensitive="false" table:automatic-find-labels="false" table:use-regular-expressions="false"/>
      <table:table table:name="Results" table:style-name="ta1">
        <table:table-column table:style-name="co1" table:default-cell-style-name="Default"/>
        <table:table-column table:style-name="co2" table:number-columns-repeated="11" table:default-cell-style-name="ce34"/>
        <table:table-column table:style-name="co3" table:default-cell-style-name="ce34"/>
        <table:table-column table:style-name="co4" table:default-cell-style-name="ce34"/>
        <table:table-column table:style-name="co5" table:default-cell-style-name="ce34"/>
        <table:table-column table:style-name="co6" table:default-cell-style-name="ce34"/>
        <table:table-column table:style-name="co7" table:default-cell-style-name="ce34"/>
        <table:table-row table:style-name="ro1" table:number-rows-repeated="2">
          <table:table-cell/>
          <table:table-cell table:style-name="Default" table:number-columns-repeated="16"/>
        </table:table-row>
        <table:table-row table:style-name="ro1">
          <table:table-cell table:style-name="ce24" office:value-type="string" calcext:value-type="string">
            <text:p>Operators:</text:p>
          </table:table-cell>
          <table:table-cell table:style-name="ce31" office:value-type="string" calcext:value-type="string">
            <text:p>1,3,4,5,7</text:p>
          </table:table-cell>
          <table:table-cell table:number-columns-repeated="15"/>
        </table:table-row>
        <table:table-row table:style-name="ro1">
          <table:table-cell table:style-name="ce25"/>
          <table:table-cell table:style-name="ce32"/>
          <table:table-cell table:number-columns-repeated="15"/>
        </table:table-row>
        <table:table-row table:style-name="ro1">
          <table:table-cell table:style-name="ce26" office:value-type="string" calcext:value-type="string">
            <text:p>Instance</text:p>
          </table:table-cell>
          <table:table-cell table:style-name="ce33" office:value-type="string" calcext:value-type="string">
            <text:p>Initial Obj.</text:p>
          </table:table-cell>
          <table:table-cell table:style-name="ce33" office:value-type="string" calcext:value-type="string">
            <text:p>Run #1</text:p>
          </table:table-cell>
          <table:table-cell table:style-name="ce33" office:value-type="string" calcext:value-type="string">
            <text:p>Run #2</text:p>
          </table:table-cell>
          <table:table-cell table:style-name="ce33" office:value-type="string" calcext:value-type="string">
            <text:p>Run #3</text:p>
          </table:table-cell>
          <table:table-cell table:style-name="ce33" office:value-type="string" calcext:value-type="string">
            <text:p>Run #4</text:p>
          </table:table-cell>
          <table:table-cell table:style-name="ce33" office:value-type="string" calcext:value-type="string">
            <text:p>Run #5</text:p>
          </table:table-cell>
          <table:table-cell table:style-name="ce33" office:value-type="string" calcext:value-type="string">
            <text:p>Run #6</text:p>
          </table:table-cell>
          <table:table-cell table:style-name="ce33" office:value-type="string" calcext:value-type="string">
            <text:p>Run #7</text:p>
          </table:table-cell>
          <table:table-cell table:style-name="ce33" office:value-type="string" calcext:value-type="string">
            <text:p>Run #8</text:p>
          </table:table-cell>
          <table:table-cell table:style-name="ce33" office:value-type="string" calcext:value-type="string">
            <text:p>Run #9</text:p>
          </table:table-cell>
          <table:table-cell table:style-name="ce33" office:value-type="string" calcext:value-type="string">
            <text:p>Run #10</text:p>
          </table:table-cell>
          <table:table-cell table:style-name="ce35" office:value-type="string" calcext:value-type="string">
            <text:p>Average Obj</text:p>
          </table:table-cell>
          <table:table-cell table:style-name="ce35" office:value-type="string" calcext:value-type="string">
            <text:p>Average Impr.</text:p>
          </table:table-cell>
          <table:table-cell table:style-name="ce35" office:value-type="string" calcext:value-type="string">
            <text:p>Best Obj</text:p>
          </table:table-cell>
          <table:table-cell table:style-name="ce33" office:value-type="string" calcext:value-type="string">
            <text:p>Best Impr</text:p>
          </table:table-cell>
          <table:table-cell table:style-name="ce39" office:value-type="string" calcext:value-type="string">
            <text:p>Average time</text:p>
          </table:table-cell>
        </table:table-row>
        <table:table-row table:style-name="ro1">
          <table:table-cell table:style-name="ce27" office:value-type="float" office:value="1" calcext:value-type="float">
            <text:p>1</text:p>
          </table:table-cell>
          <table:table-cell office:value-type="float" office:value="3760286" calcext:value-type="float">
            <text:p>3760286</text:p>
          </table:table-cell>
          <table:table-cell office:value-type="float" office:value="1264269" calcext:value-type="float">
            <text:p>1264269</text:p>
          </table:table-cell>
          <table:table-cell table:number-columns-repeated="4" office:value-type="float" office:value="1256140" calcext:value-type="float">
            <text:p>1256140</text:p>
          </table:table-cell>
          <table:table-cell table:number-columns-repeated="5" office:value-type="float" office:value="1256139" calcext:value-type="float">
            <text:p>1256139</text:p>
          </table:table-cell>
          <table:table-cell office:value-type="float" office:value="1256952.4" calcext:value-type="float">
            <text:p>1256952.4</text:p>
          </table:table-cell>
          <table:table-cell office:value-type="float" office:value="66.5729574824893" calcext:value-type="float">
            <text:p>66.5729574825</text:p>
          </table:table-cell>
          <table:table-cell table:style-name="ce37" office:value-type="float" office:value="1256139" calcext:value-type="float">
            <text:p>1256139</text:p>
          </table:table-cell>
          <table:table-cell office:value-type="float" office:value="66.5945888158507" calcext:value-type="float">
            <text:p>66.5945888159</text:p>
          </table:table-cell>
          <table:table-cell office:value-type="float" office:value="0.3145932" calcext:value-type="float">
            <text:p>0.3145932</text:p>
          </table:table-cell>
        </table:table-row>
        <table:table-row table:style-name="ro1">
          <table:table-cell table:style-name="ce28" office:value-type="float" office:value="2" calcext:value-type="float">
            <text:p>2</text:p>
          </table:table-cell>
          <table:table-cell office:value-type="float" office:value="8761492" calcext:value-type="float">
            <text:p>8761492</text:p>
          </table:table-cell>
          <table:table-cell table:number-columns-repeated="9" office:value-type="float" office:value="2989464" calcext:value-type="float">
            <text:p>2989464</text:p>
          </table:table-cell>
          <table:table-cell office:value-type="float" office:value="2810270" calcext:value-type="float">
            <text:p>2810270</text:p>
          </table:table-cell>
          <table:table-cell office:value-type="float" office:value="2971544.6" calcext:value-type="float">
            <text:p>2971544.6</text:p>
          </table:table-cell>
          <table:table-cell office:value-type="float" office:value="66.0840345457144" calcext:value-type="float">
            <text:p>66.0840345457</text:p>
          </table:table-cell>
          <table:table-cell office:value-type="float" office:value="2810270" calcext:value-type="float">
            <text:p>2810270</text:p>
          </table:table-cell>
          <table:table-cell office:value-type="float" office:value="67.9247552814064" calcext:value-type="float">
            <text:p>67.9247552814</text:p>
          </table:table-cell>
          <table:table-cell office:value-type="float" office:value="0.592094" calcext:value-type="float">
            <text:p>0.592094</text:p>
          </table:table-cell>
        </table:table-row>
        <table:table-row table:style-name="ro1">
          <table:table-cell table:style-name="ce29" office:value-type="float" office:value="3" calcext:value-type="float">
            <text:p>3</text:p>
          </table:table-cell>
          <table:table-cell office:value-type="float" office:value="18322178" calcext:value-type="float">
            <text:p>18322178</text:p>
          </table:table-cell>
          <table:table-cell table:number-columns-repeated="5" office:value-type="float" office:value="8249626" calcext:value-type="float">
            <text:p>8249626</text:p>
          </table:table-cell>
          <table:table-cell table:number-columns-repeated="5" office:value-type="float" office:value="7791410" calcext:value-type="float">
            <text:p>7791410</text:p>
          </table:table-cell>
          <table:table-cell office:value-type="float" office:value="8020518" calcext:value-type="float">
            <text:p>8020518</text:p>
          </table:table-cell>
          <table:table-cell office:value-type="float" office:value="56.2250841575712" calcext:value-type="float">
            <text:p>56.2250841576</text:p>
          </table:table-cell>
          <table:table-cell office:value-type="float" office:value="7791410" calcext:value-type="float">
            <text:p>7791410</text:p>
          </table:table-cell>
          <table:table-cell office:value-type="float" office:value="57.4755250167311" calcext:value-type="float">
            <text:p>57.4755250167</text:p>
          </table:table-cell>
          <table:table-cell office:value-type="float" office:value="1.0129796" calcext:value-type="float">
            <text:p>1.0129796</text:p>
          </table:table-cell>
        </table:table-row>
        <table:table-row table:style-name="ro1">
          <table:table-cell table:style-name="ce28" office:value-type="float" office:value="4" calcext:value-type="float">
            <text:p>4</text:p>
          </table:table-cell>
          <table:table-cell office:value-type="float" office:value="42211425" calcext:value-type="float">
            <text:p>42211425</text:p>
          </table:table-cell>
          <table:table-cell table:number-columns-repeated="6" office:value-type="float" office:value="19432081" calcext:value-type="float">
            <text:p>19432081</text:p>
          </table:table-cell>
          <table:table-cell table:number-columns-repeated="4" office:value-type="float" office:value="19026449" calcext:value-type="float">
            <text:p>19026449</text:p>
          </table:table-cell>
          <table:table-cell table:style-name="ce36" office:value-type="float" office:value="19269828.2" calcext:value-type="float">
            <text:p>19269828.2</text:p>
          </table:table-cell>
          <table:table-cell table:style-name="ce36" office:value-type="float" office:value="54.3492592349109" calcext:value-type="float">
            <text:p>54.3492592349</text:p>
          </table:table-cell>
          <table:table-cell office:value-type="float" office:value="19026449" calcext:value-type="float">
            <text:p>19026449</text:p>
          </table:table-cell>
          <table:table-cell office:value-type="float" office:value="54.9258310990449" calcext:value-type="float">
            <text:p>54.925831099</text:p>
          </table:table-cell>
          <table:table-cell office:value-type="float" office:value="2.6147286" calcext:value-type="float">
            <text:p>2.6147286</text:p>
          </table:table-cell>
        </table:table-row>
        <table:table-row table:style-name="ro2">
          <table:table-cell table:style-name="ce30" office:value-type="float" office:value="5" calcext:value-type="float">
            <text:p>5</text:p>
          </table:table-cell>
          <table:table-cell office:value-type="float" office:value="75446687" calcext:value-type="float">
            <text:p>75446687</text:p>
          </table:table-cell>
          <table:table-cell office:value-type="float" office:value="33783117" calcext:value-type="float">
            <text:p>33783117</text:p>
          </table:table-cell>
          <table:table-cell office:value-type="float" office:value="33028675" calcext:value-type="float">
            <text:p>33028675</text:p>
          </table:table-cell>
          <table:table-cell office:value-type="float" office:value="32328342" calcext:value-type="float">
            <text:p>32328342</text:p>
          </table:table-cell>
          <table:table-cell table:number-columns-repeated="7" office:value-type="float" office:value="30507570" calcext:value-type="float">
            <text:p>30507570</text:p>
          </table:table-cell>
          <table:table-cell table:style-name="ce36" office:value-type="float" office:value="31269312.4" calcext:value-type="float">
            <text:p>31269312.4</text:p>
          </table:table-cell>
          <table:table-cell table:style-name="ce36" office:value-type="float" office:value="58.5544261207917" calcext:value-type="float">
            <text:p>58.5544261208</text:p>
          </table:table-cell>
          <table:table-cell table:style-name="ce38" office:value-type="float" office:value="30507570" calcext:value-type="float">
            <text:p>30507570</text:p>
          </table:table-cell>
          <table:table-cell office:value-type="float" office:value="59.5640693937959" calcext:value-type="float">
            <text:p>59.5640693938</text:p>
          </table:table-cell>
          <table:table-cell office:value-type="float" office:value="5.2098816" calcext:value-type="float">
            <text:p>5.209881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nb" fo:country="N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1">00/00/0000</text:date>, <text:time style:data-style-name="N2" text:time-value="22:13:59.0204421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19mm"/>
    </style:style>
    <style:style style:name="co2" style:family="table-column">
      <style:table-column-properties fo:break-before="auto" style:column-width="18.2mm"/>
    </style:style>
    <style:style style:name="co3" style:family="table-column">
      <style:table-column-properties fo:break-before="auto" style:column-width="20.58mm"/>
    </style:style>
    <style:style style:name="co4" style:family="table-column">
      <style:table-column-properties fo:break-before="auto" style:column-width="12.42mm"/>
    </style:style>
    <style:style style:name="co5" style:family="table-column">
      <style:table-column-properties fo:break-before="auto" style:column-width="17.87mm"/>
    </style:style>
    <style:style style:name="co6" style:family="table-column">
      <style:table-column-properties fo:break-before="auto" style:column-width="11.73mm"/>
    </style:style>
    <style:style style:name="co7" style:family="table-column">
      <style:table-column-properties fo:break-before="auto" style:column-width="14.8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diagonal-bl-tr="none" style:diagonal-tl-br="none" fo:background-color="transparent" fo:border-left="0.06pt solid #000000" fo:padding="0.71mm" fo:border-right="none"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order-bottom="0.06pt solid #000000" style:diagonal-bl-tr="none" style:diagonal-tl-br="none" fo:background-color="transparent" fo:border-left="0.06pt solid #000000" fo:padding="0.71mm" fo:border-right="none" style:rotation-align="none" fo:border-top="none"/>
    </style:style>
    <style:style style:name="ce3" style:family="table-cell" style:parent-style-name="Default">
      <style:table-cell-properties fo:border-bottom="0.06pt solid #000000" style:diagonal-bl-tr="none" style:diagonal-tl-br="none" fo:border-left="0.06pt solid #000000" fo:padding="0.71mm" fo:border-right="none" style:rotation-align="none" fo:border-top="0.06pt solid #000000"/>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4" style:family="table-cell" style:parent-style-name="Default">
      <style:table-cell-properties fo:border-bottom="none" style:diagonal-bl-tr="none" style:diagonal-tl-br="none" fo:border-left="0.06pt solid #000000" fo:padding="0.71mm" fo:border-right="none" style:rotation-align="none" fo:border-top="0.06pt solid #000000"/>
    </style:style>
    <style:style style:name="ce5" style:family="table-cell" style:parent-style-name="Default">
      <style:table-cell-properties fo:border-bottom="0.06pt solid #000000" style:diagonal-bl-tr="none" style:diagonal-tl-br="none" fo:border-left="0.06pt solid #000000" fo:padding="0.71mm" fo:border-right="none" style:rotation-align="none" fo:border-top="0.06pt solid #000000"/>
    </style:style>
    <style:style style:name="ce6" style:family="table-cell" style:parent-style-name="Default">
      <style:table-cell-properties fo:border-bottom="none" style:diagonal-bl-tr="none" style:diagonal-tl-br="none" fo:border-left="0.06pt solid #000000" fo:padding="0.71mm" fo:border-right="none" style:rotation-align="none" fo:border-top="none"/>
    </style:style>
    <style:style style:name="ce7" style:family="table-cell" style:parent-style-name="Default">
      <style:table-cell-properties fo:border-bottom="0.06pt solid #000000" style:diagonal-bl-tr="none" style:diagonal-tl-br="none" fo:border-left="0.06pt solid #000000" fo:padding="0.71mm" fo:border-right="none" style:rotation-align="none" fo:border-top="none"/>
    </style:style>
    <style:style style:name="ce8" style:family="table-cell" style:parent-style-name="Default">
      <style:table-cell-properties fo:border-bottom="none" style:diagonal-bl-tr="none" style:diagonal-tl-br="none" fo:background-color="transparent" fo:border-left="none" fo:padding="0.71mm" fo:border-right="0.06pt solid #000000"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border-bottom="0.06pt solid #000000" style:diagonal-bl-tr="none" style:diagonal-tl-br="none" fo:background-color="transparent" fo:border-left="none" fo:padding="0.71mm" fo:border-right="0.06pt solid #000000" style:rotation-align="none" fo:border-top="none"/>
    </style:style>
    <style:style style:name="ce10" style:family="table-cell" style:parent-style-name="Default">
      <style:table-cell-properties fo:border-bottom="0.06pt solid #000000" style:diagonal-bl-tr="none" style:diagonal-tl-br="none" fo:border-left="none" fo:padding="0.71mm" fo:border-right="none" style:rotation-align="none" fo:border-top="0.06pt solid #000000"/>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1" style:family="table-cell" style:parent-style-name="Default">
      <style:table-cell-properties fo:border-bottom="none" style:diagonal-bl-tr="none" style:diagonal-tl-br="none" fo:border-left="none" fo:padding="0.71mm" fo:border-right="none" style:rotation-align="none" fo:border-top="0.06pt solid #000000"/>
    </style:style>
    <style:style style:name="ce12" style:family="table-cell" style:parent-style-name="Default">
      <style:table-cell-properties fo:border-bottom="0.06pt solid #000000" style:diagonal-bl-tr="none" style:diagonal-tl-br="none" fo:border-left="none" fo:padding="0.71mm" fo:border-right="none" style:rotation-align="none" fo:border-top="0.06pt solid #000000"/>
    </style:style>
    <style:style style:name="ce13" style:family="table-cell" style:parent-style-name="Default">
      <style:table-cell-properties fo:padding="0.71mm"/>
    </style:style>
    <style:style style:name="ce14" style:family="table-cell" style:parent-style-name="Default">
      <style:table-cell-properties fo:border-bottom="0.06pt solid #000000" style:diagonal-bl-tr="none" style:diagonal-tl-br="none" fo:border-left="none" fo:padding="0.71mm" fo:border-right="none" style:rotation-align="none" fo:border-top="none"/>
    </style:style>
    <style:style style:name="ce15" style:family="table-cell" style:parent-style-name="Default">
      <style:table-cell-properties fo:border-bottom="0.06pt solid #000000" style:diagonal-bl-tr="none" style:diagonal-tl-br="none" fo:background-color="transparent" fo:border-left="none" fo:padding="0.71mm" fo:border-right="none" style:rotation-align="none" fo:border-top="0.06pt solid #000000"/>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6" style:family="table-cell" style:parent-style-name="Default">
      <style:table-cell-properties fo:border-bottom="none" style:diagonal-bl-tr="none" style:diagonal-tl-br="none" fo:background-color="transparent" fo:border-left="none" fo:padding="0.71mm" fo:border-right="none" style:rotation-align="none" fo:border-top="0.06pt solid #000000"/>
    </style:style>
    <style:style style:name="ce17" style:family="table-cell" style:parent-style-name="Default">
      <style:table-cell-properties fo:border-bottom="0.06pt solid #000000" style:diagonal-bl-tr="none" style:diagonal-tl-br="none" fo:background-color="transparent" fo:border-left="none" fo:padding="0.71mm" fo:border-right="none" style:rotation-align="none" fo:border-top="0.06pt solid #000000"/>
    </style:style>
    <style:style style:name="ce18" style:family="table-cell" style:parent-style-name="Default">
      <style:table-cell-properties fo:background-color="transparent" fo:padding="0.71mm"/>
    </style:style>
    <style:style style:name="ce19" style:family="table-cell" style:parent-style-name="Default">
      <style:table-cell-properties fo:border-bottom="0.06pt solid #000000" style:diagonal-bl-tr="none" style:diagonal-tl-br="none" fo:background-color="transparent" fo:border-left="none" fo:padding="0.71mm" fo:border-right="none" style:rotation-align="none" fo:border-top="none"/>
    </style:style>
    <style:style style:name="ce20" style:family="table-cell" style:parent-style-name="Default">
      <style:table-cell-properties fo:border-bottom="none" fo:background-color="#ffffcc" style:diagonal-bl-tr="none" style:diagonal-tl-br="none" fo:border-left="none" fo:padding="0.71mm" fo:border-right="none" style:rotation-align="none" fo:border-top="0.06pt solid #000000"/>
    </style:style>
    <style:style style:name="ce21" style:family="table-cell" style:parent-style-name="Default">
      <style:table-cell-properties fo:border-bottom="0.06pt solid #000000" fo:background-color="#ffffcc" style:diagonal-bl-tr="none" style:diagonal-tl-br="none" fo:border-left="none" fo:padding="0.71mm" fo:border-right="none"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table-cell-properties fo:border-bottom="0.06pt solid #000000" style:diagonal-bl-tr="none" style:diagonal-tl-br="none" fo:border-left="none" fo:padding="0.71mm" fo:border-right="0.06pt solid #000000" style:rotation-align="none" fo:border-top="0.06pt solid #000000"/>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3" style:family="table-cell" style:parent-style-name="Default">
      <style:table-cell-properties fo:border-bottom="none" style:diagonal-bl-tr="none" style:diagonal-tl-br="none" fo:border-left="none" fo:padding="0.71mm" fo:border-right="0.06pt solid #000000" style:rotation-align="none" fo:border-top="0.06pt solid #000000"/>
    </style:style>
    <style:style style:name="ce24" style:family="table-cell" style:parent-style-name="Default">
      <style:table-cell-properties fo:border-bottom="0.06pt solid #000000" style:diagonal-bl-tr="none" style:diagonal-tl-br="none" fo:border-left="none" fo:padding="0.71mm" fo:border-right="0.06pt solid #000000" style:rotation-align="none" fo:border-top="0.06pt solid #000000"/>
    </style:style>
    <style:style style:name="ce25" style:family="table-cell" style:parent-style-name="Default">
      <style:table-cell-properties fo:border-bottom="none" fo:background-color="#99ccff" style:diagonal-bl-tr="none" style:diagonal-tl-br="none" fo:border-left="none" fo:padding="0.71mm" fo:border-right="0.06pt solid #000000" style:rotation-align="none" fo:border-top="none"/>
    </style:style>
    <style:style style:name="ce26" style:family="table-cell" style:parent-style-name="Default">
      <style:table-cell-properties fo:border-bottom="0.06pt solid #000000" style:diagonal-bl-tr="none" style:diagonal-tl-br="none" fo:border-left="none" fo:padding="0.71mm" fo:border-right="0.06pt solid #000000" style:rotation-align="none" fo:border-top="none"/>
    </style:style>
  </office:automatic-styles>
  <office:body>
    <office:spreadsheet>
      <table:calculation-settings table:case-sensitive="false" table:automatic-find-labels="false" table:use-regular-expressions="false"/>
      <table:table table:name="Testing" table:style-name="ta1">
        <table:table-column table:style-name="co1" table:default-cell-style-name="Default"/>
        <table:table-column table:style-name="co2" table:number-columns-repeated="1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2">
          <table:table-cell table:number-columns-repeated="17"/>
        </table:table-row>
        <table:table-row table:style-name="ro1">
          <table:table-cell table:style-name="ce1" office:value-type="string" calcext:value-type="string">
            <text:p>Operators:</text:p>
          </table:table-cell>
          <table:table-cell table:style-name="ce8" office:value-type="string" calcext:value-type="string">
            <text:p>1,3,4,7</text:p>
          </table:table-cell>
          <table:table-cell table:style-name="ce13" table:number-columns-repeated="15"/>
        </table:table-row>
        <table:table-row table:style-name="ro1">
          <table:table-cell table:style-name="ce2"/>
          <table:table-cell table:style-name="ce9"/>
          <table:table-cell table:style-name="ce13" table:number-columns-repeated="15"/>
        </table:table-row>
        <table:table-row table:style-name="ro1">
          <table:table-cell table:style-name="ce3" office:value-type="string" calcext:value-type="string">
            <text:p>Instance</text:p>
          </table:table-cell>
          <table:table-cell table:style-name="ce10" office:value-type="string" calcext:value-type="string">
            <text:p>Initial Obj.</text:p>
          </table:table-cell>
          <table:table-cell table:style-name="ce10" office:value-type="string" calcext:value-type="string">
            <text:p>Run #1</text:p>
          </table:table-cell>
          <table:table-cell table:style-name="ce10" office:value-type="string" calcext:value-type="string">
            <text:p>Run #2</text:p>
          </table:table-cell>
          <table:table-cell table:style-name="ce10" office:value-type="string" calcext:value-type="string">
            <text:p>Run #3</text:p>
          </table:table-cell>
          <table:table-cell table:style-name="ce10" office:value-type="string" calcext:value-type="string">
            <text:p>Run #4</text:p>
          </table:table-cell>
          <table:table-cell table:style-name="ce10" office:value-type="string" calcext:value-type="string">
            <text:p>Run #5</text:p>
          </table:table-cell>
          <table:table-cell table:style-name="ce10" office:value-type="string" calcext:value-type="string">
            <text:p>Run #6</text:p>
          </table:table-cell>
          <table:table-cell table:style-name="ce10" office:value-type="string" calcext:value-type="string">
            <text:p>Run #7</text:p>
          </table:table-cell>
          <table:table-cell table:style-name="ce10" office:value-type="string" calcext:value-type="string">
            <text:p>Run #8</text:p>
          </table:table-cell>
          <table:table-cell table:style-name="ce10" office:value-type="string" calcext:value-type="string">
            <text:p>Run #9</text:p>
          </table:table-cell>
          <table:table-cell table:style-name="ce10" office:value-type="string" calcext:value-type="string">
            <text:p>Run #10</text:p>
          </table:table-cell>
          <table:table-cell table:style-name="ce15" office:value-type="string" calcext:value-type="string">
            <text:p>Average Obj</text:p>
          </table:table-cell>
          <table:table-cell table:style-name="ce10" office:value-type="string" calcext:value-type="string">
            <text:p>Average Impr.</text:p>
          </table:table-cell>
          <table:table-cell table:style-name="ce10" office:value-type="string" calcext:value-type="string">
            <text:p>Best Obj</text:p>
          </table:table-cell>
          <table:table-cell table:style-name="ce10" office:value-type="string" calcext:value-type="string">
            <text:p>Best Impr</text:p>
          </table:table-cell>
          <table:table-cell table:style-name="ce22" office:value-type="string" calcext:value-type="string">
            <text:p>Average time</text:p>
          </table:table-cell>
        </table:table-row>
        <table:table-row table:style-name="ro1">
          <table:table-cell table:style-name="ce4" office:value-type="float" office:value="1" calcext:value-type="float">
            <text:p>1</text:p>
          </table:table-cell>
          <table:table-cell table:style-name="ce11" office:value-type="float" office:value="3760286" calcext:value-type="float">
            <text:p>3760286</text:p>
          </table:table-cell>
          <table:table-cell table:style-name="ce11" office:value-type="float" office:value="1390325" calcext:value-type="float">
            <text:p>1390325</text:p>
          </table:table-cell>
          <table:table-cell table:number-columns-repeated="9" table:style-name="ce11" office:value-type="float" office:value="1256139" calcext:value-type="float">
            <text:p>1256139</text:p>
          </table:table-cell>
          <table:table-cell table:style-name="ce16" office:value-type="float" office:value="1269557.6" calcext:value-type="float">
            <text:p>1269557.6</text:p>
          </table:table-cell>
          <table:table-cell table:style-name="ce11" office:value-type="float" office:value="66.2377382996932" calcext:value-type="float">
            <text:p>66.2377382997</text:p>
          </table:table-cell>
          <table:table-cell table:style-name="ce20" office:value-type="float" office:value="1256139" calcext:value-type="float">
            <text:p>1256139</text:p>
          </table:table-cell>
          <table:table-cell table:style-name="ce11" office:value-type="float" office:value="66.5945888158507" calcext:value-type="float">
            <text:p>66.5945888159</text:p>
          </table:table-cell>
          <table:table-cell table:style-name="ce23" office:value-type="float" office:value="0.3150627" calcext:value-type="float">
            <text:p>0.3150627</text:p>
          </table:table-cell>
        </table:table-row>
        <table:table-row table:style-name="ro1">
          <table:table-cell table:style-name="ce5" office:value-type="float" office:value="2" calcext:value-type="float">
            <text:p>2</text:p>
          </table:table-cell>
          <table:table-cell table:style-name="ce12" office:value-type="float" office:value="8761492" calcext:value-type="float">
            <text:p>8761492</text:p>
          </table:table-cell>
          <table:table-cell table:style-name="ce12" office:value-type="float" office:value="3550140" calcext:value-type="float">
            <text:p>3550140</text:p>
          </table:table-cell>
          <table:table-cell table:style-name="ce12" office:value-type="float" office:value="3537891" calcext:value-type="float">
            <text:p>3537891</text:p>
          </table:table-cell>
          <table:table-cell table:number-columns-repeated="4" table:style-name="ce12" office:value-type="float" office:value="3185700" calcext:value-type="float">
            <text:p>3185700</text:p>
          </table:table-cell>
          <table:table-cell table:number-columns-repeated="4" table:style-name="ce12" office:value-type="float" office:value="3152684" calcext:value-type="float">
            <text:p>3152684</text:p>
          </table:table-cell>
          <table:table-cell table:style-name="ce17" office:value-type="float" office:value="3244156.7" calcext:value-type="float">
            <text:p>3244156.7</text:p>
          </table:table-cell>
          <table:table-cell table:style-name="ce12" office:value-type="float" office:value="62.9725542179346" calcext:value-type="float">
            <text:p>62.9725542179</text:p>
          </table:table-cell>
          <table:table-cell table:style-name="ce12" office:value-type="float" office:value="3152684" calcext:value-type="float">
            <text:p>3152684</text:p>
          </table:table-cell>
          <table:table-cell table:style-name="ce12" office:value-type="float" office:value="64.0165853030511" calcext:value-type="float">
            <text:p>64.0165853031</text:p>
          </table:table-cell>
          <table:table-cell table:style-name="ce24" office:value-type="float" office:value="0.5969068" calcext:value-type="float">
            <text:p>0.5969068</text:p>
          </table:table-cell>
        </table:table-row>
        <table:table-row table:style-name="ro1">
          <table:table-cell table:style-name="ce6" office:value-type="float" office:value="3" calcext:value-type="float">
            <text:p>3</text:p>
          </table:table-cell>
          <table:table-cell table:style-name="ce13" office:value-type="float" office:value="18322178" calcext:value-type="float">
            <text:p>18322178</text:p>
          </table:table-cell>
          <table:table-cell table:number-columns-repeated="3" table:style-name="ce13" office:value-type="float" office:value="8580567" calcext:value-type="float">
            <text:p>8580567</text:p>
          </table:table-cell>
          <table:table-cell table:number-columns-repeated="3" table:style-name="ce13" office:value-type="float" office:value="8343329" calcext:value-type="float">
            <text:p>8343329</text:p>
          </table:table-cell>
          <table:table-cell table:number-columns-repeated="3" table:style-name="ce13" office:value-type="float" office:value="8003460" calcext:value-type="float">
            <text:p>8003460</text:p>
          </table:table-cell>
          <table:table-cell table:style-name="ce13" office:value-type="float" office:value="7860925" calcext:value-type="float">
            <text:p>7860925</text:p>
          </table:table-cell>
          <table:table-cell table:style-name="ce18" office:value-type="float" office:value="8264299.3" calcext:value-type="float">
            <text:p>8264299.3</text:p>
          </table:table-cell>
          <table:table-cell table:style-name="ce13" office:value-type="float" office:value="54.8945583871088" calcext:value-type="float">
            <text:p>54.8945583871</text:p>
          </table:table-cell>
          <table:table-cell table:style-name="ce13" office:value-type="float" office:value="7860925" calcext:value-type="float">
            <text:p>7860925</text:p>
          </table:table-cell>
          <table:table-cell table:style-name="ce13" office:value-type="float" office:value="57.0961214327249" calcext:value-type="float">
            <text:p>57.0961214327</text:p>
          </table:table-cell>
          <table:table-cell table:style-name="ce25" office:value-type="float" office:value="0.9703506" calcext:value-type="float">
            <text:p>0.9703506</text:p>
          </table:table-cell>
        </table:table-row>
        <table:table-row table:style-name="ro1">
          <table:table-cell table:style-name="ce5" office:value-type="float" office:value="4" calcext:value-type="float">
            <text:p>4</text:p>
          </table:table-cell>
          <table:table-cell table:style-name="ce12" office:value-type="float" office:value="42211425" calcext:value-type="float">
            <text:p>42211425</text:p>
          </table:table-cell>
          <table:table-cell table:number-columns-repeated="4" table:style-name="ce12" office:value-type="float" office:value="21842641" calcext:value-type="float">
            <text:p>21842641</text:p>
          </table:table-cell>
          <table:table-cell table:number-columns-repeated="2" table:style-name="ce12" office:value-type="float" office:value="20477869" calcext:value-type="float">
            <text:p>20477869</text:p>
          </table:table-cell>
          <table:table-cell table:number-columns-repeated="4" table:style-name="ce12" office:value-type="float" office:value="18540321" calcext:value-type="float">
            <text:p>18540321</text:p>
          </table:table-cell>
          <table:table-cell table:style-name="ce17" office:value-type="float" office:value="20248758.6" calcext:value-type="float">
            <text:p>20248758.6</text:p>
          </table:table-cell>
          <table:table-cell table:style-name="ce12" office:value-type="float" office:value="52.0301468145176" calcext:value-type="float">
            <text:p>52.0301468145</text:p>
          </table:table-cell>
          <table:table-cell table:style-name="ce21" office:value-type="float" office:value="18540321" calcext:value-type="float">
            <text:p>18540321</text:p>
          </table:table-cell>
          <table:table-cell table:style-name="ce12" office:value-type="float" office:value="56.0774813927746" calcext:value-type="float">
            <text:p>56.0774813928</text:p>
          </table:table-cell>
          <table:table-cell table:style-name="ce24" office:value-type="float" office:value="2.5988977" calcext:value-type="float">
            <text:p>2.5988977</text:p>
          </table:table-cell>
        </table:table-row>
        <table:table-row table:style-name="ro1">
          <table:table-cell table:style-name="ce7" office:value-type="float" office:value="5" calcext:value-type="float">
            <text:p>5</text:p>
          </table:table-cell>
          <table:table-cell table:style-name="ce14" office:value-type="float" office:value="75446687" calcext:value-type="float">
            <text:p>75446687</text:p>
          </table:table-cell>
          <table:table-cell table:style-name="ce14" office:value-type="float" office:value="35120732" calcext:value-type="float">
            <text:p>35120732</text:p>
          </table:table-cell>
          <table:table-cell table:style-name="ce14" office:value-type="float" office:value="32863668" calcext:value-type="float">
            <text:p>32863668</text:p>
          </table:table-cell>
          <table:table-cell table:number-columns-repeated="8" table:style-name="ce14" office:value-type="float" office:value="32523427" calcext:value-type="float">
            <text:p>32523427</text:p>
          </table:table-cell>
          <table:table-cell table:style-name="ce19" office:value-type="float" office:value="32817181.6" calcext:value-type="float">
            <text:p>32817181.6</text:p>
          </table:table-cell>
          <table:table-cell table:style-name="ce14" office:value-type="float" office:value="56.5028195340108" calcext:value-type="float">
            <text:p>56.502819534</text:p>
          </table:table-cell>
          <table:table-cell table:style-name="ce14" office:value-type="float" office:value="32523427" calcext:value-type="float">
            <text:p>32523427</text:p>
          </table:table-cell>
          <table:table-cell table:style-name="ce14" office:value-type="float" office:value="56.8921734098145" calcext:value-type="float">
            <text:p>56.8921734098</text:p>
          </table:table-cell>
          <table:table-cell table:style-name="ce26" office:value-type="float" office:value="4.8646142" calcext:value-type="float">
            <text:p>4.864614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nb" fo:country="N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1">00/00/0000</text:date>, <text:time style:data-style-name="N2" text:time-value="21:36:41.7452649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19mm"/>
    </style:style>
    <style:style style:name="co2" style:family="table-column">
      <style:table-column-properties fo:break-before="auto" style:column-width="18.2mm"/>
    </style:style>
    <style:style style:name="co3" style:family="table-column">
      <style:table-column-properties fo:break-before="auto" style:column-width="20.58mm"/>
    </style:style>
    <style:style style:name="co4" style:family="table-column">
      <style:table-column-properties fo:break-before="auto" style:column-width="12.42mm"/>
    </style:style>
    <style:style style:name="co5" style:family="table-column">
      <style:table-column-properties fo:break-before="auto" style:column-width="17.87mm"/>
    </style:style>
    <style:style style:name="co6" style:family="table-column">
      <style:table-column-properties fo:break-before="auto" style:column-width="11.73mm"/>
    </style:style>
    <style:style style:name="co7" style:family="table-column">
      <style:table-column-properties fo:break-before="auto" style:column-width="14.8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fcc" style:diagonal-bl-tr="none" style:diagonal-tl-br="none" fo:border-left="0.06pt solid #000000" fo:padding="0.71mm" fo:border-right="none" style:rotation-align="none" fo:border-top="0.06pt solid #000000"/>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order-bottom="0.06pt solid #000000" style:diagonal-bl-tr="none" style:diagonal-tl-br="none" fo:border-left="none" fo:padding="0.71mm" fo:border-right="none" style:rotation-align="none" fo:border-top="0.06pt solid #000000"/>
      <style:text-properties style:use-window-font-color="true" style:text-outline="false" style:text-line-through-style="none" style:text-line-through-type="none" style:text-position=""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1" style:family="table-cell" style:parent-style-name="Default">
      <style:table-cell-properties fo:border-bottom="none" style:diagonal-bl-tr="none" style:diagonal-tl-br="none" fo:border-left="none" fo:padding="0.71mm" fo:border-right="none" style:rotation-align="none" fo:border-top="0.06pt solid #000000"/>
      <style:text-properties style:text-position=""/>
    </style:style>
    <style:style style:name="ce12" style:family="table-cell" style:parent-style-name="Default">
      <style:table-cell-properties fo:border-bottom="0.06pt solid #000000" style:diagonal-bl-tr="none" style:diagonal-tl-br="none" fo:border-left="none" fo:padding="0.71mm" fo:border-right="none" style:rotation-align="none" fo:border-top="0.06pt solid #000000"/>
      <style:text-properties style:text-position=""/>
    </style:style>
    <style:style style:name="ce13" style:family="table-cell" style:parent-style-name="Default">
      <style:table-cell-properties fo:padding="0.71mm"/>
      <style:text-properties style:text-position=""/>
    </style:style>
    <style:style style:name="ce14" style:family="table-cell" style:parent-style-name="Default">
      <style:table-cell-properties fo:border-bottom="0.06pt solid #000000" style:diagonal-bl-tr="none" style:diagonal-tl-br="none" fo:border-left="none" fo:padding="0.71mm" fo:border-right="none" style:rotation-align="none" fo:border-top="none"/>
      <style:text-properties style:text-position=""/>
    </style:style>
    <style:style style:name="ce15" style:family="table-cell" style:parent-style-name="Default">
      <style:table-cell-properties fo:border-bottom="0.06pt solid #000000" fo:background-color="#66cc99" style:diagonal-bl-tr="none" style:diagonal-tl-br="none" fo:border-left="none" fo:padding="0.71mm" fo:border-right="none" style:rotation-align="none" fo:border-top="0.06pt solid #000000"/>
      <style:text-properties style:use-window-font-color="true" style:text-outline="false" style:text-line-through-style="none" style:text-line-through-type="none" style:text-position=""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6" style:family="table-cell" style:parent-style-name="Default">
      <style:table-cell-properties fo:border-bottom="none" fo:background-color="#66cc99" style:diagonal-bl-tr="none" style:diagonal-tl-br="none" fo:border-left="none" fo:padding="0.71mm" fo:border-right="none" style:rotation-align="none" fo:border-top="0.06pt solid #000000"/>
      <style:text-properties style:text-position=""/>
    </style:style>
    <style:style style:name="ce17" style:family="table-cell" style:parent-style-name="Default">
      <style:table-cell-properties fo:border-bottom="0.06pt solid #000000" fo:background-color="#66cc99" style:diagonal-bl-tr="none" style:diagonal-tl-br="none" fo:border-left="none" fo:padding="0.71mm" fo:border-right="none" style:rotation-align="none" fo:border-top="0.06pt solid #000000"/>
      <style:text-properties style:text-position=""/>
    </style:style>
    <style:style style:name="ce18" style:family="table-cell" style:parent-style-name="Default">
      <style:table-cell-properties fo:background-color="#66cc99" fo:padding="0.71mm"/>
      <style:text-properties style:text-position=""/>
    </style:style>
    <style:style style:name="ce19" style:family="table-cell" style:parent-style-name="Default">
      <style:table-cell-properties fo:border-bottom="0.06pt solid #000000" style:diagonal-bl-tr="none" style:diagonal-tl-br="none" fo:background-color="transparent" fo:border-left="none" fo:padding="0.71mm" fo:border-right="none" style:rotation-align="none" fo:border-top="0.06pt solid #000000"/>
      <style:text-properties style:text-position=""/>
    </style:style>
    <style:style style:name="ce2" style:family="table-cell" style:parent-style-name="Default">
      <style:table-cell-properties fo:border-bottom="0.06pt solid #000000" fo:background-color="#ffffcc" style:diagonal-bl-tr="none" style:diagonal-tl-br="none" fo:border-left="0.06pt solid #000000" fo:padding="0.71mm" fo:border-right="none" style:rotation-align="none" fo:border-top="none"/>
      <style:text-properties style:text-position=""/>
    </style:style>
    <style:style style:name="ce20" style:family="table-cell" style:parent-style-name="Default">
      <style:table-cell-properties fo:border-bottom="0.06pt solid #000000" style:diagonal-bl-tr="none" style:diagonal-tl-br="none" fo:background-color="transparent" fo:border-left="none" fo:padding="0.71mm" fo:border-right="none" style:rotation-align="none" fo:border-top="none"/>
      <style:text-properties style:text-position=""/>
    </style:style>
    <style:style style:name="ce21" style:family="table-cell" style:parent-style-name="Default">
      <style:table-cell-properties fo:border-bottom="0.06pt solid #000000" fo:background-color="#ffffcc" style:diagonal-bl-tr="none" style:diagonal-tl-br="none" fo:border-left="none" fo:padding="0.71mm" fo:border-right="none" style:rotation-align="none" fo:border-top="0.06pt solid #000000"/>
      <style:text-properties style:use-window-font-color="true" style:text-outline="false" style:text-line-through-style="none" style:text-line-through-type="none" style:text-position=""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2" style:family="table-cell" style:parent-style-name="Default">
      <style:table-cell-properties fo:border-bottom="none" fo:background-color="#ffffcc" style:diagonal-bl-tr="none" style:diagonal-tl-br="none" fo:border-left="none" fo:padding="0.71mm" fo:border-right="none" style:rotation-align="none" fo:border-top="0.06pt solid #000000"/>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fo:border-bottom="0.06pt solid #000000" fo:background-color="#ffffcc" style:diagonal-bl-tr="none" style:diagonal-tl-br="none" fo:border-left="none" fo:padding="0.71mm" fo:border-right="none" style:rotation-align="none" fo:border-top="0.06pt solid #000000"/>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fo:background-color="#ffffcc" fo:padding="0.71mm"/>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fo:border-bottom="0.06pt solid #000000" style:diagonal-bl-tr="none" style:diagonal-tl-br="none" fo:border-left="none" fo:padding="0.71mm" fo:border-right="0.06pt solid #000000" style:rotation-align="none" fo:border-top="0.06pt solid #000000"/>
      <style:text-properties style:use-window-font-color="true" style:text-outline="false" style:text-line-through-style="none" style:text-line-through-type="none" style:text-position=""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6" style:family="table-cell" style:parent-style-name="Default">
      <style:table-cell-properties fo:border-bottom="none" style:diagonal-bl-tr="none" style:diagonal-tl-br="none" fo:border-left="none" fo:padding="0.71mm" fo:border-right="0.06pt solid #000000" style:rotation-align="none" fo:border-top="0.06pt solid #000000"/>
      <style:text-properties style:text-position=""/>
    </style:style>
    <style:style style:name="ce27" style:family="table-cell" style:parent-style-name="Default">
      <style:table-cell-properties fo:border-bottom="0.06pt solid #000000" style:diagonal-bl-tr="none" style:diagonal-tl-br="none" fo:border-left="none" fo:padding="0.71mm" fo:border-right="0.06pt solid #000000" style:rotation-align="none" fo:border-top="0.06pt solid #000000"/>
      <style:text-properties style:text-position=""/>
    </style:style>
    <style:style style:name="ce28" style:family="table-cell" style:parent-style-name="Default">
      <style:table-cell-properties fo:border-bottom="none" style:diagonal-bl-tr="none" style:diagonal-tl-br="none" fo:border-left="none" fo:padding="0.71mm" fo:border-right="0.06pt solid #000000" style:rotation-align="none" fo:border-top="none"/>
      <style:text-properties style:text-position=""/>
    </style:style>
    <style:style style:name="ce29" style:family="table-cell" style:parent-style-name="Default">
      <style:table-cell-properties fo:border-bottom="0.06pt solid #000000" style:diagonal-bl-tr="none" style:diagonal-tl-br="none" fo:border-left="none" fo:padding="0.71mm" fo:border-right="0.06pt solid #000000" style:rotation-align="none" fo:border-top="none"/>
      <style:text-properties style:text-position=""/>
    </style:style>
    <style:style style:name="ce3" style:family="table-cell" style:parent-style-name="Default">
      <style:table-cell-properties fo:border-bottom="0.06pt solid #000000" style:diagonal-bl-tr="none" style:diagonal-tl-br="none" fo:border-left="0.06pt solid #000000" fo:padding="0.71mm" fo:border-right="none" style:rotation-align="none" fo:border-top="0.06pt solid #000000"/>
      <style:text-properties style:use-window-font-color="true" style:text-outline="false" style:text-line-through-style="none" style:text-line-through-type="none" style:text-position=""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4" style:family="table-cell" style:parent-style-name="Default">
      <style:table-cell-properties fo:border-bottom="none" style:diagonal-bl-tr="none" style:diagonal-tl-br="none" fo:border-left="0.06pt solid #000000" fo:padding="0.71mm" fo:border-right="none" style:rotation-align="none" fo:border-top="0.06pt solid #000000"/>
      <style:text-properties style:text-position=""/>
    </style:style>
    <style:style style:name="ce5" style:family="table-cell" style:parent-style-name="Default">
      <style:table-cell-properties fo:border-bottom="0.06pt solid #000000" style:diagonal-bl-tr="none" style:diagonal-tl-br="none" fo:border-left="0.06pt solid #000000" fo:padding="0.71mm" fo:border-right="none" style:rotation-align="none" fo:border-top="0.06pt solid #000000"/>
      <style:text-properties style:text-position=""/>
    </style:style>
    <style:style style:name="ce6" style:family="table-cell" style:parent-style-name="Default">
      <style:table-cell-properties fo:border-bottom="none" style:diagonal-bl-tr="none" style:diagonal-tl-br="none" fo:border-left="0.06pt solid #000000" fo:padding="0.71mm" fo:border-right="none" style:rotation-align="none" fo:border-top="none"/>
      <style:text-properties style:text-position=""/>
    </style:style>
    <style:style style:name="ce7" style:family="table-cell" style:parent-style-name="Default">
      <style:table-cell-properties fo:border-bottom="0.06pt solid #000000" style:diagonal-bl-tr="none" style:diagonal-tl-br="none" fo:border-left="0.06pt solid #000000" fo:padding="0.71mm" fo:border-right="none" style:rotation-align="none" fo:border-top="none"/>
      <style:text-properties style:text-position=""/>
    </style:style>
    <style:style style:name="ce8" style:family="table-cell" style:parent-style-name="Default">
      <style:table-cell-properties fo:border-bottom="none" fo:background-color="#66cc99" style:diagonal-bl-tr="none" style:diagonal-tl-br="none" fo:border-left="none" fo:padding="0.71mm" fo:border-right="0.06pt solid #000000" style:rotation-align="none" fo:border-top="0.06pt solid #000000"/>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border-bottom="0.06pt solid #000000" fo:background-color="#66cc99" style:diagonal-bl-tr="none" style:diagonal-tl-br="none" fo:border-left="none" fo:padding="0.71mm" fo:border-right="0.06pt solid #000000" style:rotation-align="none" fo:border-top="none"/>
      <style:text-properties style:text-position=""/>
    </style:style>
    <style:style style:name="ce38" style:family="table-cell" style:parent-style-name="Default">
      <style:table-cell-properties fo:border-bottom="none" fo:background-color="#ffffcc" style:diagonal-bl-tr="none" style:diagonal-tl-br="none" fo:border-left="0.06pt solid #000000" fo:padding="0.71mm" fo:border-right="none"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 style:family="table-cell" style:parent-style-name="Default">
      <style:table-cell-properties fo:border-bottom="0.06pt solid #000000" fo:background-color="#ffffcc" style:diagonal-bl-tr="none" style:diagonal-tl-br="none" fo:border-left="0.06pt solid #000000" fo:padding="0.71mm" fo:border-right="none" style:rotation-align="none" fo:border-top="none"/>
    </style:style>
    <style:style style:name="ce40" style:family="table-cell" style:parent-style-name="Default">
      <style:table-cell-properties fo:border-bottom="0.06pt solid #000000" style:diagonal-bl-tr="none" style:diagonal-tl-br="none" fo:border-left="0.06pt solid #000000" fo:padding="0.71mm" fo:border-right="none" style:rotation-align="none" fo:border-top="0.06pt solid #000000"/>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41" style:family="table-cell" style:parent-style-name="Default">
      <style:table-cell-properties fo:border-bottom="none" style:diagonal-bl-tr="none" style:diagonal-tl-br="none" fo:border-left="0.06pt solid #000000" fo:padding="0.71mm" fo:border-right="none" style:rotation-align="none" fo:border-top="0.06pt solid #000000"/>
    </style:style>
    <style:style style:name="ce42" style:family="table-cell" style:parent-style-name="Default">
      <style:table-cell-properties fo:border-bottom="0.06pt solid #000000" style:diagonal-bl-tr="none" style:diagonal-tl-br="none" fo:border-left="0.06pt solid #000000" fo:padding="0.71mm" fo:border-right="none" style:rotation-align="none" fo:border-top="0.06pt solid #000000"/>
    </style:style>
    <style:style style:name="ce43" style:family="table-cell" style:parent-style-name="Default">
      <style:table-cell-properties fo:border-bottom="none" style:diagonal-bl-tr="none" style:diagonal-tl-br="none" fo:border-left="0.06pt solid #000000" fo:padding="0.71mm" fo:border-right="none" style:rotation-align="none" fo:border-top="none"/>
    </style:style>
    <style:style style:name="ce44" style:family="table-cell" style:parent-style-name="Default">
      <style:table-cell-properties fo:border-bottom="0.06pt solid #000000" style:diagonal-bl-tr="none" style:diagonal-tl-br="none" fo:border-left="0.06pt solid #000000" fo:padding="0.71mm" fo:border-right="none" style:rotation-align="none" fo:border-top="none"/>
    </style:style>
    <style:style style:name="ce45" style:family="table-cell" style:parent-style-name="Default">
      <style:table-cell-properties fo:border-bottom="none" fo:background-color="#66cc99" style:diagonal-bl-tr="none" style:diagonal-tl-br="none" fo:border-left="none" fo:padding="0.71mm" fo:border-right="0.06pt solid #000000"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 style:family="table-cell" style:parent-style-name="Default">
      <style:table-cell-properties fo:border-bottom="0.06pt solid #000000" fo:background-color="#66cc99" style:diagonal-bl-tr="none" style:diagonal-tl-br="none" fo:border-left="none" fo:padding="0.71mm" fo:border-right="0.06pt solid #000000" style:rotation-align="none" fo:border-top="none"/>
    </style:style>
    <style:style style:name="ce47" style:family="table-cell" style:parent-style-name="Default">
      <style:table-cell-properties fo:border-bottom="0.06pt solid #000000" style:diagonal-bl-tr="none" style:diagonal-tl-br="none" fo:border-left="none" fo:padding="0.71mm" fo:border-right="none" style:rotation-align="none" fo:border-top="0.06pt solid #000000"/>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48" style:family="table-cell" style:parent-style-name="Default">
      <style:table-cell-properties fo:border-bottom="none" style:diagonal-bl-tr="none" style:diagonal-tl-br="none" fo:border-left="none" fo:padding="0.71mm" fo:border-right="none" style:rotation-align="none" fo:border-top="0.06pt solid #000000"/>
    </style:style>
    <style:style style:name="ce49" style:family="table-cell" style:parent-style-name="Default">
      <style:table-cell-properties fo:border-bottom="0.06pt solid #000000" style:diagonal-bl-tr="none" style:diagonal-tl-br="none" fo:border-left="none" fo:padding="0.71mm" fo:border-right="none" style:rotation-align="none" fo:border-top="0.06pt solid #000000"/>
    </style:style>
    <style:style style:name="ce50" style:family="table-cell" style:parent-style-name="Default">
      <style:table-cell-properties fo:padding="0.71mm"/>
    </style:style>
    <style:style style:name="ce51" style:family="table-cell" style:parent-style-name="Default">
      <style:table-cell-properties fo:border-bottom="0.06pt solid #000000" style:diagonal-bl-tr="none" style:diagonal-tl-br="none" fo:border-left="none" fo:padding="0.71mm" fo:border-right="none" style:rotation-align="none" fo:border-top="none"/>
    </style:style>
    <style:style style:name="ce52" style:family="table-cell" style:parent-style-name="Default">
      <style:table-cell-properties fo:border-bottom="0.06pt solid #000000" fo:background-color="#66cc99" style:diagonal-bl-tr="none" style:diagonal-tl-br="none" fo:border-left="none" fo:padding="0.71mm" fo:border-right="none" style:rotation-align="none" fo:border-top="0.06pt solid #000000"/>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53" style:family="table-cell" style:parent-style-name="Default">
      <style:table-cell-properties fo:border-bottom="none" fo:background-color="#66cc99" style:diagonal-bl-tr="none" style:diagonal-tl-br="none" fo:border-left="none" fo:padding="0.71mm" fo:border-right="none" style:rotation-align="none" fo:border-top="0.06pt solid #000000"/>
    </style:style>
    <style:style style:name="ce54" style:family="table-cell" style:parent-style-name="Default">
      <style:table-cell-properties fo:border-bottom="0.06pt solid #000000" fo:background-color="#66cc99" style:diagonal-bl-tr="none" style:diagonal-tl-br="none" fo:border-left="none" fo:padding="0.71mm" fo:border-right="none" style:rotation-align="none" fo:border-top="0.06pt solid #000000"/>
    </style:style>
    <style:style style:name="ce55" style:family="table-cell" style:parent-style-name="Default">
      <style:table-cell-properties fo:background-color="#66cc99" fo:padding="0.71mm"/>
    </style:style>
    <style:style style:name="ce56" style:family="table-cell" style:parent-style-name="Default">
      <style:table-cell-properties fo:border-bottom="0.06pt solid #000000" style:diagonal-bl-tr="none" style:diagonal-tl-br="none" fo:background-color="transparent" fo:border-left="none" fo:padding="0.71mm" fo:border-right="none" style:rotation-align="none" fo:border-top="0.06pt solid #000000"/>
    </style:style>
    <style:style style:name="ce57" style:family="table-cell" style:parent-style-name="Default">
      <style:table-cell-properties fo:border-bottom="0.06pt solid #000000" style:diagonal-bl-tr="none" style:diagonal-tl-br="none" fo:background-color="transparent" fo:border-left="none" fo:padding="0.71mm" fo:border-right="none" style:rotation-align="none" fo:border-top="none"/>
    </style:style>
    <style:style style:name="ce58" style:family="table-cell" style:parent-style-name="Default">
      <style:table-cell-properties fo:border-bottom="0.06pt solid #000000" fo:background-color="#ffffcc" style:diagonal-bl-tr="none" style:diagonal-tl-br="none" fo:border-left="none" fo:padding="0.71mm" fo:border-right="none" style:rotation-align="none" fo:border-top="0.06pt solid #000000"/>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59" style:family="table-cell" style:parent-style-name="Default">
      <style:table-cell-properties fo:border-bottom="none" fo:background-color="#ffffcc" style:diagonal-bl-tr="none" style:diagonal-tl-br="none" fo:border-left="none" fo:padding="0.71mm" fo:border-right="none"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 style:family="table-cell" style:parent-style-name="Default">
      <style:table-cell-properties fo:border-bottom="0.06pt solid #000000" fo:background-color="#ffffcc" style:diagonal-bl-tr="none" style:diagonal-tl-br="none" fo:border-left="none" fo:padding="0.71mm" fo:border-right="none"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Default">
      <style:table-cell-properties fo:background-color="#ffffcc"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Default">
      <style:table-cell-properties fo:border-bottom="0.06pt solid #000000" style:diagonal-bl-tr="none" style:diagonal-tl-br="none" fo:border-left="none" fo:padding="0.71mm" fo:border-right="0.06pt solid #000000" style:rotation-align="none" fo:border-top="0.06pt solid #000000"/>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63" style:family="table-cell" style:parent-style-name="Default">
      <style:table-cell-properties fo:border-bottom="none" style:diagonal-bl-tr="none" style:diagonal-tl-br="none" fo:border-left="none" fo:padding="0.71mm" fo:border-right="0.06pt solid #000000" style:rotation-align="none" fo:border-top="0.06pt solid #000000"/>
    </style:style>
    <style:style style:name="ce64" style:family="table-cell" style:parent-style-name="Default">
      <style:table-cell-properties fo:border-bottom="0.06pt solid #000000" style:diagonal-bl-tr="none" style:diagonal-tl-br="none" fo:border-left="none" fo:padding="0.71mm" fo:border-right="0.06pt solid #000000" style:rotation-align="none" fo:border-top="0.06pt solid #000000"/>
    </style:style>
    <style:style style:name="ce65" style:family="table-cell" style:parent-style-name="Default">
      <style:table-cell-properties fo:border-bottom="none" style:diagonal-bl-tr="none" style:diagonal-tl-br="none" fo:border-left="none" fo:padding="0.71mm" fo:border-right="0.06pt solid #000000" style:rotation-align="none" fo:border-top="none"/>
    </style:style>
    <style:style style:name="ce66" style:family="table-cell" style:parent-style-name="Default">
      <style:table-cell-properties fo:border-bottom="0.06pt solid #000000" style:diagonal-bl-tr="none" style:diagonal-tl-br="none" fo:border-left="none" fo:padding="0.71mm" fo:border-right="0.06pt solid #000000" style:rotation-align="none" fo:border-top="none"/>
    </style:style>
  </office:automatic-styles>
  <office:body>
    <office:spreadsheet>
      <table:calculation-settings table:case-sensitive="false" table:automatic-find-labels="false" table:use-regular-expressions="false"/>
      <table:table table:name="Testing" table:style-name="ta1">
        <table:table-column table:style-name="co1" table:default-cell-style-name="Default"/>
        <table:table-column table:style-name="co2" table:number-columns-repeated="1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22">
          <table:table-cell table:number-columns-repeated="17"/>
        </table:table-row>
        <table:table-row table:style-name="ro1">
          <table:table-cell table:style-name="ce38" office:value-type="string" calcext:value-type="string">
            <text:p>Operators:</text:p>
          </table:table-cell>
          <table:table-cell table:style-name="ce45" office:value-type="string" calcext:value-type="string">
            <text:p>1,3,4,5</text:p>
          </table:table-cell>
          <table:table-cell table:style-name="ce50" table:number-columns-repeated="15"/>
        </table:table-row>
        <table:table-row table:style-name="ro1">
          <table:table-cell table:style-name="ce39"/>
          <table:table-cell table:style-name="ce46"/>
          <table:table-cell table:style-name="ce50" table:number-columns-repeated="15"/>
        </table:table-row>
        <table:table-row table:style-name="ro1">
          <table:table-cell table:style-name="ce40" office:value-type="string" calcext:value-type="string">
            <text:p>Instance</text:p>
          </table:table-cell>
          <table:table-cell table:style-name="ce47" office:value-type="string" calcext:value-type="string">
            <text:p>Initial Obj.</text:p>
          </table:table-cell>
          <table:table-cell table:style-name="ce47" office:value-type="string" calcext:value-type="string">
            <text:p>Run #1</text:p>
          </table:table-cell>
          <table:table-cell table:style-name="ce47" office:value-type="string" calcext:value-type="string">
            <text:p>Run #2</text:p>
          </table:table-cell>
          <table:table-cell table:style-name="ce47" office:value-type="string" calcext:value-type="string">
            <text:p>Run #3</text:p>
          </table:table-cell>
          <table:table-cell table:style-name="ce47" office:value-type="string" calcext:value-type="string">
            <text:p>Run #4</text:p>
          </table:table-cell>
          <table:table-cell table:style-name="ce47" office:value-type="string" calcext:value-type="string">
            <text:p>Run #5</text:p>
          </table:table-cell>
          <table:table-cell table:style-name="ce47" office:value-type="string" calcext:value-type="string">
            <text:p>Run #6</text:p>
          </table:table-cell>
          <table:table-cell table:style-name="ce47" office:value-type="string" calcext:value-type="string">
            <text:p>Run #7</text:p>
          </table:table-cell>
          <table:table-cell table:style-name="ce47" office:value-type="string" calcext:value-type="string">
            <text:p>Run #8</text:p>
          </table:table-cell>
          <table:table-cell table:style-name="ce47" office:value-type="string" calcext:value-type="string">
            <text:p>Run #9</text:p>
          </table:table-cell>
          <table:table-cell table:style-name="ce47" office:value-type="string" calcext:value-type="string">
            <text:p>Run #10</text:p>
          </table:table-cell>
          <table:table-cell table:style-name="ce52" office:value-type="string" calcext:value-type="string">
            <text:p>Average Obj</text:p>
          </table:table-cell>
          <table:table-cell table:style-name="ce47" office:value-type="string" calcext:value-type="string">
            <text:p>Average Impr.</text:p>
          </table:table-cell>
          <table:table-cell table:style-name="ce58" office:value-type="string" calcext:value-type="string">
            <text:p>Best Obj</text:p>
          </table:table-cell>
          <table:table-cell table:style-name="ce47" office:value-type="string" calcext:value-type="string">
            <text:p>Best Impr</text:p>
          </table:table-cell>
          <table:table-cell table:style-name="ce62" office:value-type="string" calcext:value-type="string">
            <text:p>Average time</text:p>
          </table:table-cell>
        </table:table-row>
        <table:table-row table:style-name="ro1">
          <table:table-cell table:style-name="ce41" office:value-type="float" office:value="1" calcext:value-type="float">
            <text:p>1</text:p>
          </table:table-cell>
          <table:table-cell table:style-name="ce48" office:value-type="float" office:value="3760286" calcext:value-type="float">
            <text:p>3760286</text:p>
          </table:table-cell>
          <table:table-cell table:number-columns-repeated="10" table:style-name="ce48" office:value-type="float" office:value="1256139" calcext:value-type="float">
            <text:p>1256139</text:p>
          </table:table-cell>
          <table:table-cell table:style-name="ce53" office:value-type="float" office:value="1256139" calcext:value-type="float">
            <text:p>1256139</text:p>
          </table:table-cell>
          <table:table-cell table:style-name="ce48" office:value-type="float" office:value="66.5945888158507" calcext:value-type="float">
            <text:p>66.5945888159</text:p>
          </table:table-cell>
          <table:table-cell table:style-name="ce59" office:value-type="float" office:value="1256139" calcext:value-type="float">
            <text:p>1256139</text:p>
          </table:table-cell>
          <table:table-cell table:style-name="ce48" office:value-type="float" office:value="66.5945888158507" calcext:value-type="float">
            <text:p>66.5945888159</text:p>
          </table:table-cell>
          <table:table-cell table:style-name="ce63" office:value-type="float" office:value="0.3147901" calcext:value-type="float">
            <text:p>0.3147901</text:p>
          </table:table-cell>
        </table:table-row>
        <table:table-row table:style-name="ro1">
          <table:table-cell table:style-name="ce42" office:value-type="float" office:value="2" calcext:value-type="float">
            <text:p>2</text:p>
          </table:table-cell>
          <table:table-cell table:style-name="ce49" office:value-type="float" office:value="8761492" calcext:value-type="float">
            <text:p>8761492</text:p>
          </table:table-cell>
          <table:table-cell table:style-name="ce49" office:value-type="float" office:value="3444976" calcext:value-type="float">
            <text:p>3444976</text:p>
          </table:table-cell>
          <table:table-cell table:number-columns-repeated="4" table:style-name="ce49" office:value-type="float" office:value="3108681" calcext:value-type="float">
            <text:p>3108681</text:p>
          </table:table-cell>
          <table:table-cell table:number-columns-repeated="5" table:style-name="ce49" office:value-type="float" office:value="2644319" calcext:value-type="float">
            <text:p>2644319</text:p>
          </table:table-cell>
          <table:table-cell table:style-name="ce54" office:value-type="float" office:value="2910129.5" calcext:value-type="float">
            <text:p>2910129.5</text:p>
          </table:table-cell>
          <table:table-cell table:style-name="ce49" office:value-type="float" office:value="66.7850007738408" calcext:value-type="float">
            <text:p>66.7850007738</text:p>
          </table:table-cell>
          <table:table-cell table:style-name="ce60" office:value-type="float" office:value="2644319" calcext:value-type="float">
            <text:p>2644319</text:p>
          </table:table-cell>
          <table:table-cell table:style-name="ce49" office:value-type="float" office:value="69.8188504880219" calcext:value-type="float">
            <text:p>69.818850488</text:p>
          </table:table-cell>
          <table:table-cell table:style-name="ce64" office:value-type="float" office:value="0.6023704" calcext:value-type="float">
            <text:p>0.6023704</text:p>
          </table:table-cell>
        </table:table-row>
        <table:table-row table:style-name="ro1">
          <table:table-cell table:style-name="ce43" office:value-type="float" office:value="3" calcext:value-type="float">
            <text:p>3</text:p>
          </table:table-cell>
          <table:table-cell table:style-name="ce50" office:value-type="float" office:value="18322178" calcext:value-type="float">
            <text:p>18322178</text:p>
          </table:table-cell>
          <table:table-cell table:number-columns-repeated="2" table:style-name="ce50" office:value-type="float" office:value="7540955" calcext:value-type="float">
            <text:p>7540955</text:p>
          </table:table-cell>
          <table:table-cell table:number-columns-repeated="8" table:style-name="ce50" office:value-type="float" office:value="6887236" calcext:value-type="float">
            <text:p>6887236</text:p>
          </table:table-cell>
          <table:table-cell table:style-name="ce55" office:value-type="float" office:value="7017979.8" calcext:value-type="float">
            <text:p>7017979.8</text:p>
          </table:table-cell>
          <table:table-cell table:style-name="ce50" office:value-type="float" office:value="61.6968037315214" calcext:value-type="float">
            <text:p>61.6968037315</text:p>
          </table:table-cell>
          <table:table-cell table:style-name="ce61" office:value-type="float" office:value="6887236" calcext:value-type="float">
            <text:p>6887236</text:p>
          </table:table-cell>
          <table:table-cell table:style-name="ce50" office:value-type="float" office:value="62.410385926826" calcext:value-type="float">
            <text:p>62.4103859268</text:p>
          </table:table-cell>
          <table:table-cell table:style-name="ce65" office:value-type="float" office:value="1.0359924" calcext:value-type="float">
            <text:p>1.0359924</text:p>
          </table:table-cell>
        </table:table-row>
        <table:table-row table:style-name="ro1">
          <table:table-cell table:style-name="ce42" office:value-type="float" office:value="4" calcext:value-type="float">
            <text:p>4</text:p>
          </table:table-cell>
          <table:table-cell table:style-name="ce49" office:value-type="float" office:value="42211425" calcext:value-type="float">
            <text:p>42211425</text:p>
          </table:table-cell>
          <table:table-cell table:number-columns-repeated="2" table:style-name="ce49" office:value-type="float" office:value="20969567" calcext:value-type="float">
            <text:p>20969567</text:p>
          </table:table-cell>
          <table:table-cell table:number-columns-repeated="5" table:style-name="ce49" office:value-type="float" office:value="19321825" calcext:value-type="float">
            <text:p>19321825</text:p>
          </table:table-cell>
          <table:table-cell table:number-columns-repeated="3" table:style-name="ce49" office:value-type="float" office:value="18781491" calcext:value-type="float">
            <text:p>18781491</text:p>
          </table:table-cell>
          <table:table-cell table:style-name="ce56" office:value-type="float" office:value="19489273.2" calcext:value-type="float">
            <text:p>19489273.2</text:p>
          </table:table-cell>
          <table:table-cell table:style-name="ce49" office:value-type="float" office:value="53.8293881336629" calcext:value-type="float">
            <text:p>53.8293881337</text:p>
          </table:table-cell>
          <table:table-cell table:style-name="ce49" office:value-type="float" office:value="18781491" calcext:value-type="float">
            <text:p>18781491</text:p>
          </table:table-cell>
          <table:table-cell table:style-name="ce49" office:value-type="float" office:value="55.5061431827994" calcext:value-type="float">
            <text:p>55.5061431828</text:p>
          </table:table-cell>
          <table:table-cell table:style-name="ce64" office:value-type="float" office:value="2.6711854" calcext:value-type="float">
            <text:p>2.6711854</text:p>
          </table:table-cell>
        </table:table-row>
        <table:table-row table:style-name="ro1">
          <table:table-cell table:style-name="ce44" office:value-type="float" office:value="5" calcext:value-type="float">
            <text:p>5</text:p>
          </table:table-cell>
          <table:table-cell table:style-name="ce51" office:value-type="float" office:value="75446687" calcext:value-type="float">
            <text:p>75446687</text:p>
          </table:table-cell>
          <table:table-cell table:number-columns-repeated="2" table:style-name="ce51" office:value-type="float" office:value="33429622" calcext:value-type="float">
            <text:p>33429622</text:p>
          </table:table-cell>
          <table:table-cell table:number-columns-repeated="3" table:style-name="ce51" office:value-type="float" office:value="32750407" calcext:value-type="float">
            <text:p>32750407</text:p>
          </table:table-cell>
          <table:table-cell table:number-columns-repeated="5" table:style-name="ce51" office:value-type="float" office:value="30890171" calcext:value-type="float">
            <text:p>30890171</text:p>
          </table:table-cell>
          <table:table-cell table:style-name="ce57" office:value-type="float" office:value="31956132" calcext:value-type="float">
            <text:p>31956132</text:p>
          </table:table-cell>
          <table:table-cell table:style-name="ce51" office:value-type="float" office:value="57.6440884673969" calcext:value-type="float">
            <text:p>57.6440884674</text:p>
          </table:table-cell>
          <table:table-cell table:style-name="ce57" office:value-type="float" office:value="30890171" calcext:value-type="float">
            <text:p>30890171</text:p>
          </table:table-cell>
          <table:table-cell table:style-name="ce51" office:value-type="float" office:value="59.0569550124845" calcext:value-type="float">
            <text:p>59.0569550125</text:p>
          </table:table-cell>
          <table:table-cell table:style-name="ce66" office:value-type="float" office:value="5.0043" calcext:value-type="float">
            <text:p>5.004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nb" fo:country="N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1">00/00/0000</text:date>, <text:time style:data-style-name="N2" text:time-value="21:37:02.261499998">00:00:00</text:time></text:p>
        </style:region-right>
      </style:header>
      <style:header-left style:display="false"/>
      <style:footer>
        <text:p>Page <text:page-number>1</text:page-number> / <text:page-count>99</text:page-count></text:p>
      </style:footer>
      <style:footer-left style:display="false"/>
    </style:master-page>
  </office:master-styles>
</office:document-styles>
</file>